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2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85">
      <style:graphic-properties draw:fill="none" draw:stroke="solid" svg:stroke-width="0.00694in" svg:stroke-color="#44546a" draw:marker-end="a1284" svg:stroke-opacity="100%" draw:stroke-linejoin="miter" svg:stroke-linecap="butt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8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4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3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6">
      <style:graphic-properties draw:fill="none" draw:stroke="solid" svg:stroke-width="0.00694in" svg:stroke-color="#5b9bd5" draw:marker-end="a1405" svg:stroke-opacity="100%" draw:stroke-linejoin="miter" svg:stroke-linecap="butt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408">
      <style:graphic-properties draw:fill="none" draw:stroke="solid" svg:stroke-width="0.00694in" svg:stroke-color="#5b9bd5" draw:marker-end="a1407" svg:stroke-opacity="100%" draw:stroke-linejoin="miter" svg:stroke-linecap="butt"/>
    </style:style>
    <style:style style:family="text" style:name="a11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94">
      <style:graphic-properties draw:fill="none" draw:stroke="solid" svg:stroke-width="0.00694in" svg:stroke-color="#44546a" draw:marker-end="a1293" svg:stroke-opacity="100%" draw:stroke-linejoin="miter" svg:stroke-linecap="butt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5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53">
      <style:graphic-properties draw:fill="none" draw:stroke="solid" svg:stroke-width="0.00694in" svg:stroke-color="#5b9bd5" draw:marker-end="a1352" svg:stroke-opacity="100%" draw:stroke-linejoin="miter" svg:stroke-linecap="butt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5">
      <style:graphic-properties draw:fill="none" draw:stroke="solid" svg:stroke-width="0.00694in" svg:stroke-color="#5b9bd5" draw:marker-end="a1354" svg:stroke-opacity="100%" draw:stroke-linejoin="miter" svg:stroke-linecap="butt"/>
    </style:style>
    <style:style style:family="paragraph" style:name="a10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410">
      <style:graphic-properties draw:fill="none" draw:stroke="solid" svg:stroke-width="0.00694in" svg:stroke-color="#5b9bd5" draw:marker-end="a1409" svg:stroke-opacity="100%" draw:stroke-linejoin="miter" svg:stroke-linecap="butt"/>
    </style:style>
    <style:style style:family="graphic" style:name="a1357">
      <style:graphic-properties draw:fill="none" draw:stroke="solid" svg:stroke-width="0.00694in" svg:stroke-color="#5b9bd5" draw:marker-end="a1356" svg:stroke-opacity="100%" draw:stroke-linejoin="miter" svg:stroke-linecap="butt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draw:fill="none" draw:stroke="solid" svg:stroke-width="0.00694in" svg:stroke-color="#5b9bd5" draw:marker-end="a1358" svg:stroke-opacity="100%" draw:stroke-linejoin="miter" svg:stroke-linecap="butt"/>
    </style:style>
    <style:style style:family="graphic" style:name="a1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1">
      <style:graphic-properties draw:fill="none" draw:stroke="solid" svg:stroke-width="0.00694in" svg:stroke-color="#44546a" draw:marker-end="a1140" svg:stroke-opacity="100%" draw:stroke-linejoin="miter" svg:stroke-linecap="butt"/>
    </style:style>
    <style:style style:family="graphic" style:name="a108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draw:fill="solid" draw:fill-color="#5b9bd5" draw:opacity="100%" draw:stroke="solid" svg:stroke-width="0.02778in" svg:stroke-color="#41719c" svg:stroke-opacity="100%"/>
    </style:style>
    <style:style style:family="graphic" style:name="a1143">
      <style:graphic-properties draw:fill="none" draw:stroke="solid" svg:stroke-width="0.00694in" svg:stroke-color="#44546a" draw:marker-end="a1142" svg:stroke-opacity="100%" draw:stroke-linejoin="miter" svg:stroke-linecap="butt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1">
      <style:graphic-properties draw:fill="none" draw:stroke="solid" svg:stroke-width="0.00694in" svg:stroke-color="#5b9bd5" draw:marker-end="a1360" svg:stroke-opacity="100%" draw:stroke-linejoin="miter" svg:stroke-linecap="butt"/>
    </style:style>
    <style:style style:family="graphic" style:name="a109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63">
      <style:graphic-properties draw:fill="none" draw:stroke="solid" svg:stroke-width="0.00694in" svg:stroke-color="#5b9bd5" draw:marker-end="a1362" svg:stroke-opacity="100%" draw:stroke-linejoin="miter" svg:stroke-linecap="butt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draw:fill="none" draw:stroke="solid" svg:stroke-width="0.00694in" svg:stroke-color="#5b9bd5" draw:marker-end="a1364" svg:stroke-opacity="100%" draw:stroke-linejoin="miter" svg:stroke-linecap="butt"/>
    </style:style>
    <style:style style:family="graphic" style:name="a109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7">
      <style:graphic-properties draw:fill="none" draw:stroke="solid" svg:stroke-width="0.00694in" svg:stroke-color="#5b9bd5" draw:marker-end="a1366" svg:stroke-opacity="100%" draw:stroke-linejoin="miter" svg:stroke-linecap="butt"/>
    </style:style>
    <style:style style:family="paragraph" style:name="a1095">
      <style:paragraph-properties fo:line-height="100%" fo:text-align="center" style:tab-stop-distance="1in" fo:margin-left="0in" fo:margin-right="0in" fo:text-indent="0in" fo:margin-top="0.16528in" fo:margin-bottom="0.4013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9">
      <style:graphic-properties draw:fill="none" draw:stroke="solid" svg:stroke-width="0.00694in" svg:stroke-color="#5b9bd5" draw:marker-end="a1368" svg:stroke-opacity="100%" draw:stroke-linejoin="miter" svg:stroke-linecap="butt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center" style:tab-stop-distance="1in" fo:margin-left="0in" fo:margin-right="0in" fo:text-indent="0in" fo:margin-top="0.16528in" fo:margin-bottom="0.4013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swiss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1">
      <style:graphic-properties draw:fill="none" draw:stroke="solid" svg:stroke-width="0.00694in" svg:stroke-color="#5b9bd5" draw:marker-end="a1370" svg:stroke-opacity="100%" draw:stroke-linejoin="miter" svg:stroke-linecap="butt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draw:fill="none" draw:stroke="solid" svg:stroke-width="0.00694in" svg:stroke-color="#44546a" draw:marker-end="a1165" svg:stroke-opacity="100%" draw:stroke-linejoin="miter" svg:stroke-linecap="butt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8">
      <style:graphic-properties draw:fill="none" draw:stroke="solid" svg:stroke-width="0.00694in" svg:stroke-color="#44546a" draw:marker-end="a1167" svg:stroke-opacity="100%" draw:stroke-linejoin="miter" svg:stroke-linecap="butt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70">
      <style:graphic-properties draw:fill="none" draw:stroke="solid" svg:stroke-width="0.00694in" svg:stroke-color="#44546a" draw:marker-end="a1169" svg:stroke-opacity="100%" draw:stroke-linejoin="miter" svg:stroke-linecap="butt"/>
    </style:style>
    <style:style style:family="graphic" style:name="a1389">
      <style:graphic-properties draw:fill="none" draw:stroke="solid" svg:stroke-width="0.00694in" svg:stroke-color="#5b9bd5" draw:marker-end="a1388" svg:stroke-opacity="100%" draw:stroke-linejoin="miter" svg:stroke-linecap="butt"/>
    </style:style>
    <style:style style:family="graphic" style:name="a1172">
      <style:graphic-properties draw:fill="none" draw:stroke="solid" svg:stroke-width="0.00694in" svg:stroke-color="#44546a" draw:marker-end="a1171" svg:stroke-opacity="100%" draw:stroke-linejoin="miter" svg:stroke-linecap="butt"/>
    </style:style>
    <style:style style:family="graphic" style:name="a1174">
      <style:graphic-properties draw:fill="none" draw:stroke="solid" svg:stroke-width="0.00694in" svg:stroke-color="#44546a" draw:marker-end="a1173" svg:stroke-opacity="100%" draw:stroke-linejoin="miter" svg:stroke-linecap="butt"/>
    </style:style>
    <style:style style:family="graphic" style:name="a1176">
      <style:graphic-properties draw:fill="none" draw:stroke="solid" svg:stroke-width="0.00694in" svg:stroke-color="#44546a" draw:marker-end="a1175" svg:stroke-opacity="100%" draw:stroke-linejoin="miter" svg:stroke-linecap="butt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8">
      <style:graphic-properties draw:fill="none" draw:stroke="solid" svg:stroke-width="0.00694in" svg:stroke-color="#44546a" draw:marker-end="a1177" svg:stroke-opacity="100%" draw:stroke-linejoin="miter" svg:stroke-linecap="butt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84">
      <style:graphic-properties draw:fill="none" draw:stroke="solid" svg:stroke-width="0.00694in" svg:stroke-color="#44546a" draw:marker-end="a1183" svg:stroke-opacity="100%" draw:stroke-linejoin="miter" svg:stroke-linecap="butt"/>
    </style:style>
    <style:style style:family="graphic" style:name="a1186">
      <style:graphic-properties draw:fill="none" draw:stroke="solid" svg:stroke-width="0.00694in" svg:stroke-color="#44546a" draw:marker-end="a1185" svg:stroke-opacity="100%" draw:stroke-linejoin="miter" svg:stroke-linecap="butt"/>
    </style:style>
    <style:style style:family="presentation" style:name="a1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1">
      <style:graphic-properties draw:fill="solid" draw:fill-color="#5b9bd5" draw:opacity="100%" draw:stroke="solid" svg:stroke-width="0.02778in" svg:stroke-color="#41719c" svg:stroke-opacity="100%"/>
    </style:style>
    <style:style style:family="paragraph" style:name="a11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2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0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1">
      <style:graphic-properties draw:fill="none" draw:stroke="solid" svg:stroke-width="0.02362in" svg:stroke-color="#808080" svg:stroke-opacity="100%" draw:stroke-linejoin="miter" svg:stroke-linecap="butt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5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center" style:tab-stop-distance="1in" fo:margin-left="0in" fo:margin-right="0in" fo:text-indent="0in" fo:margin-top="0.16528in" fo:margin-bottom="0.4013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center" style:tab-stop-distance="1in" fo:margin-left="0in" fo:margin-right="0in" fo:text-indent="0in" fo:margin-top="0.16528in" fo:margin-bottom="0.4013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center" style:tab-stop-distance="1in" fo:margin-left="0in" fo:margin-right="0in" fo:text-indent="0in" fo:margin-top="0.16528in" fo:margin-bottom="0.4013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6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2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center" style:tab-stop-distance="1in" fo:margin-left="0in" fo:margin-right="0in" fo:text-indent="0in" fo:margin-top="0.16528in" fo:margin-bottom="0.4013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2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swiss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1081" draw:master-page-name="Master1-Layout7-blank-En-blanco" presentation:presentation-page-layout-name="Master1-PPL7" draw:id="Slide-256">
        <draw:custom-shape svg:x="0.28521in" svg:y="0.53492in" svg:width="1.06528in" svg:height="0.53679in" draw:id="id136" draw:style-name="a1084" draw:name="Forma libre 4">
          <svg:title/>
          <svg:desc/>
          <text:p text:style-name="a1083" text:class-names="" text:cond-style-name=""><text:span text:style-name="a1082" text:class-names="">Cliente presenta unidad usad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797in" svg:y="0.51784in" svg:width="1.1619in" svg:height="0.57095in" draw:id="id137" draw:style-name="a1087" draw:name="Forma libre 5">
          <svg:title/>
          <svg:desc/>
          <text:p text:style-name="a1086" text:class-names="" text:cond-style-name=""><text:span text:style-name="a1085" text:class-names="">Realiza evaluación de la unidad y registra en la planill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956in" svg:y="6.60455in" svg:width="1.1811in" svg:height="0.59055in" draw:id="id138" draw:style-name="a1090" draw:name="Forma libre 6">
          <svg:title/>
          <svg:desc/>
          <text:p text:style-name="a1089" text:class-names="" text:cond-style-name=""><text:span text:style-name="a1088" text:class-names="">Presenta la document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02161in" svg:y="4.20636in" svg:width="1.11488in" svg:height="0.59055in" draw:id="id139" draw:style-name="a1093" draw:name="Forma libre 7">
          <svg:title/>
          <svg:desc/>
          <text:p text:style-name="a1092" text:class-names="" text:cond-style-name=""><text:span text:style-name="a1091" text:class-names="">Realiza el peritaje de la unidad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55418in" svg:y="1.58914in" svg:width="1.29921in" svg:height="0.41417in" draw:id="id140" draw:style-name="a1096" draw:name="Forma libre 8">
          <svg:title/>
          <svg:desc/>
          <text:p text:style-name="a1095" text:class-names="" text:cond-style-name=""><text:span text:style-name="a1094" text:class-names="">¿Acepta la unidad?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1.68285in" svg:y="-0.00036in" svg:width="1.56549in" svg:height="8.26772in" draw:id="id141" draw:style-name="a1099" draw:name="Rectángulo 9">
          <svg:title/>
          <svg:desc/>
          <text:p text:style-name="a1098" text:class-names="" text:cond-style-name=""><text:span text:style-name="a10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4834in" svg:y="-0.00036in" svg:width="5.31496in" svg:height="8.26772in" draw:id="id142" draw:style-name="a1102" draw:name="Rectángulo 10">
          <svg:title/>
          <svg:desc/>
          <text:p text:style-name="a1101" text:class-names="" text:cond-style-name=""><text:span text:style-name="a11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1999in" svg:y="-0.00036in" svg:width="3.54331in" svg:height="8.26772in" draw:id="id143" draw:style-name="a1105" draw:name="Rectángulo 11">
          <svg:title/>
          <svg:desc/>
          <text:p text:style-name="a1104" text:class-names="" text:cond-style-name=""><text:span text:style-name="a11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2505in" svg:y="0in" svg:width="4.39858in" svg:height="8.26772in" draw:id="id144" draw:style-name="a1108" draw:name="Rectángulo 12">
          <svg:title/>
          <svg:desc/>
          <text:p text:style-name="a1107" text:class-names="" text:cond-style-name=""><text:span text:style-name="a11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1999in" svg:y="-0.00036in" svg:width="1.60505in" svg:height="0.3937in" draw:id="id145" draw:style-name="a1111" draw:name="Forma libre 13">
          <svg:title/>
          <svg:desc/>
          <text:p text:style-name="a1110" text:class-names="" text:cond-style-name=""><text:span text:style-name="a1109" text:class-names="">Asesor de Servici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67353in" svg:y="-0.00036in" svg:width="1.5748in" svg:height="0.3937in" draw:id="id146" draw:style-name="a1115" draw:name="Forma libre 14">
          <svg:title/>
          <svg:desc/>
          <text:p text:style-name="a1114" text:class-names="" text:cond-style-name=""><text:span text:style-name="a1112" text:class-names="">Vendedor</text:span><text:span text:style-name="a111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24834in" svg:y="-0.00036in" svg:width="1.77165in" svg:height="0.3937in" draw:id="id147" draw:style-name="a1118" draw:name="Forma libre 15">
          <svg:title/>
          <svg:desc/>
          <text:p text:style-name="a1117" text:class-names="" text:cond-style-name=""><text:span text:style-name="a1116" text:class-names="">Gerente Comercial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62505in" svg:y="-0.00036in" svg:width="1.93825in" svg:height="0.3937in" draw:id="id148" draw:style-name="a1121" draw:name="Forma libre 16">
          <svg:title/>
          <svg:desc/>
          <text:p text:style-name="a1120" text:class-names="" text:cond-style-name=""><text:span text:style-name="a1119" text:class-names="">Técnic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49" draw:style-name="a1124" draw:name="CuadroTexto 17" svg:x="4.25817in" svg:y="1.28652in" svg:width="0.35433in" svg:height="0.20786in">
          <draw:text-box>
            <text:p text:style-name="a1123" text:class-names="" text:cond-style-name=""><text:span text:style-name="a1122" text:class-names="">NO</text:span></text:p>
          </draw:text-box>
          <svg:title/>
          <svg:desc/>
        </draw:frame>
        <draw:custom-shape svg:x="3.90851in" svg:y="0.79634in" svg:width="0.59055in" svg:height="0.19685in" draw:id="id150" draw:style-name="a1127" draw:name="Forma libre 20">
          <svg:title/>
          <svg:desc/>
          <text:p text:style-name="a1126" text:class-names="" text:cond-style-name=""><text:span text:style-name="a1125" text:class-names="">Fin</text:span></text:p>
          <draw:enhanced-geometry xmlns:dr3d="urn:oasis:names:tc:opendocument:xmlns:dr3d:1.0" draw:type="non-primitive" svg:viewBox="0 0 21600 21600" draw:enhanced-path="M ?f6 ?f5 A ?f111 ?f112 ?f113 ?f114 ?f6 ?f5 ?f108 ?f110  W ?f115 ?f116 ?f117 ?f118 ?f6 ?f5 ?f108 ?f110 A ?f158 ?f159 ?f160 ?f161 ?f108 ?f110 ?f155 ?f157  W ?f162 ?f163 ?f164 ?f165 ?f108 ?f110 ?f155 ?f157 L ?f8 ?f4 A ?f205 ?f206 ?f207 ?f208 ?f8 ?f4 ?f202 ?f204  W ?f209 ?f210 ?f211 ?f212 ?f8 ?f4 ?f202 ?f204 A ?f252 ?f253 ?f254 ?f255 ?f202 ?f204 ?f249 ?f251  W ?f256 ?f257 ?f258 ?f259 ?f202 ?f204 ?f249 ?f251 Z N" draw:text-areas="?f68 ?f70 ?f69 ?f71" draw:glue-points="?f65 ?f66 ?f66 ?f65 ?f65 ?f67 ?f67 ?f65" draw:glue-point-leaving-directions="-0, -0, -0, -0">
            <draw:equation draw:name="f0" draw:formula="16200000"/>
            <draw:equation draw:name="f1" draw:formula="10800000"/>
            <draw:equation draw:name="f2" draw:formula="5400000"/>
            <draw:equation draw:name="f3" draw:formula="5419351 / 1725033"/>
            <draw:equation draw:name="f4" draw:formula="0"/>
            <draw:equation draw:name="f5" draw:formula="21600"/>
            <draw:equation draw:name="f6" draw:formula="3470"/>
            <draw:equation draw:name="f7" draw:formula="0 - 10800"/>
            <draw:equation draw:name="f8" draw:formula="18130"/>
            <draw:equation draw:name="f9" draw:formula="18130 - 21600"/>
            <draw:equation draw:name="f10" draw:formula="21600 - 10800"/>
            <draw:equation draw:name="f11" draw:formula="0 - ?f6"/>
            <draw:equation draw:name="f12" draw:formula="10800 - ?f5"/>
            <draw:equation draw:name="f13" draw:formula="0 - ?f2"/>
            <draw:equation draw:name="f14" draw:formula="abs(?f6)"/>
            <draw:equation draw:name="f15" draw:formula="abs(?f7)"/>
            <draw:equation draw:name="f16" draw:formula="if(?f7, 0, ?f1)"/>
            <draw:equation draw:name="f17" draw:formula="if(?f7, ?f1, 0)"/>
            <draw:equation draw:name="f18" draw:formula="21600 - ?f8"/>
            <draw:equation draw:name="f19" draw:formula="10800 - ?f4"/>
            <draw:equation draw:name="f20" draw:formula="abs(?f9)"/>
            <draw:equation draw:name="f21" draw:formula="abs(?f10)"/>
            <draw:equation draw:name="f22" draw:formula="if(?f10, 0, ?f1)"/>
            <draw:equation draw:name="f23" draw:formula="if(?f10, ?f1, 0)"/>
            <draw:equation draw:name="f24" draw:formula="?f5 - ?f4"/>
            <draw:equation draw:name="f25" draw:formula="abs(?f11)"/>
            <draw:equation draw:name="f26" draw:formula="abs(?f12)"/>
            <draw:equation draw:name="f27" draw:formula="if(?f11, ?f13, ?f2)"/>
            <draw:equation draw:name="f28" draw:formula="if(?f11, ?f2, ?f13)"/>
            <draw:equation draw:name="f29" draw:formula="if(?f11, ?f0, ?f2)"/>
            <draw:equation draw:name="f30" draw:formula="if(?f11, ?f2, ?f0)"/>
            <draw:equation draw:name="f31" draw:formula="if(?f6, ?f13, ?f2)"/>
            <draw:equation draw:name="f32" draw:formula="if(?f6, ?f2, ?f13)"/>
            <draw:equation draw:name="f33" draw:formula="if(?f6, ?f17, ?f16)"/>
            <draw:equation draw:name="f34" draw:formula="if(?f6, ?f16, ?f17)"/>
            <draw:equation draw:name="f35" draw:formula="abs(?f18)"/>
            <draw:equation draw:name="f36" draw:formula="abs(?f19)"/>
            <draw:equation draw:name="f37" draw:formula="if(?f18, ?f13, ?f2)"/>
            <draw:equation draw:name="f38" draw:formula="if(?f18, ?f2, ?f13)"/>
            <draw:equation draw:name="f39" draw:formula="if(?f18, ?f0, ?f2)"/>
            <draw:equation draw:name="f40" draw:formula="if(?f18, ?f2, ?f0)"/>
            <draw:equation draw:name="f41" draw:formula="if(?f9, ?f13, ?f2)"/>
            <draw:equation draw:name="f42" draw:formula="if(?f9, ?f2, ?f13)"/>
            <draw:equation draw:name="f43" draw:formula="if(?f9, ?f23, ?f22)"/>
            <draw:equation draw:name="f44" draw:formula="if(?f9, ?f22, ?f23)"/>
            <draw:equation draw:name="f45" draw:formula="?f24 / 21600"/>
            <draw:equation draw:name="f46" draw:formula="if(?f11, ?f30, ?f29)"/>
            <draw:equation draw:name="f47" draw:formula="if(?f11, ?f29, ?f30)"/>
            <draw:equation draw:name="f48" draw:formula="if(?f12, ?f28, ?f27)"/>
            <draw:equation draw:name="f49" draw:formula="if(?f7, ?f33, ?f34)"/>
            <draw:equation draw:name="f50" draw:formula="if(?f7, ?f31, ?f32)"/>
            <draw:equation draw:name="f51" draw:formula="if(?f18, ?f40, ?f39)"/>
            <draw:equation draw:name="f52" draw:formula="if(?f18, ?f39, ?f40)"/>
            <draw:equation draw:name="f53" draw:formula="if(?f19, ?f38, ?f37)"/>
            <draw:equation draw:name="f54" draw:formula="if(?f10, ?f43, ?f44)"/>
            <draw:equation draw:name="f55" draw:formula="if(?f10, ?f41, ?f42)"/>
            <draw:equation draw:name="f56" draw:formula="1060 * ?f45"/>
            <draw:equation draw:name="f57" draw:formula="20540 * ?f45"/>
            <draw:equation draw:name="f58" draw:formula="18420 * ?f45"/>
            <draw:equation draw:name="f59" draw:formula="3180 * ?f45"/>
            <draw:equation draw:name="f60" draw:formula="10800 * ?f45"/>
            <draw:equation draw:name="f61" draw:formula="0 * ?f45"/>
            <draw:equation draw:name="f62" draw:formula="21600 * ?f45"/>
            <draw:equation draw:name="f63" draw:formula="if(?f12, ?f47, ?f46)"/>
            <draw:equation draw:name="f64" draw:formula="if(?f19, ?f52, ?f51)"/>
            <draw:equation draw:name="f65" draw:formula="?f60 / ?f45"/>
            <draw:equation draw:name="f66" draw:formula="?f61 / ?f45"/>
            <draw:equation draw:name="f67" draw:formula="?f62 / ?f45"/>
            <draw:equation draw:name="f68" draw:formula="?f56 / ?f45"/>
            <draw:equation draw:name="f69" draw:formula="?f57 / ?f45"/>
            <draw:equation draw:name="f70" draw:formula="?f59 / ?f45"/>
            <draw:equation draw:name="f71" draw:formula="?f58 / ?f45"/>
            <draw:equation draw:name="f72" draw:formula="21550000 - ?f48"/>
            <draw:equation draw:name="f73" draw:formula="if(?f72, ?f48, 21550000)"/>
            <draw:equation draw:name="f74" draw:formula="-21550000 - ?f73"/>
            <draw:equation draw:name="f75" draw:formula="if(?f74, -21550000, ?f73)"/>
            <draw:equation draw:name="f76" draw:formula="?f63 + ?f75"/>
            <draw:equation draw:name="f77" draw:formula="?f63 + ?f2"/>
            <draw:equation draw:name="f78" draw:formula="?f77 * ?f3 / ?f1"/>
            <draw:equation draw:name="f79" draw:formula="0 - ?f78"/>
            <draw:equation draw:name="f80" draw:formula="cos(?f79)"/>
            <draw:equation draw:name="f81" draw:formula="0 - ?f80"/>
            <draw:equation draw:name="f82" draw:formula="?f81 * ?f25"/>
            <draw:equation draw:name="f83" draw:formula="sin(?f79)"/>
            <draw:equation draw:name="f84" draw:formula="0 - ?f83"/>
            <draw:equation draw:name="f85" draw:formula="?f84 * ?f26"/>
            <draw:equation draw:name="f86" draw:formula="sqrt(?f82 * ?f82 + ?f85 * ?f85 + 0 * 0)"/>
            <draw:equation draw:name="f87" draw:formula="?f25 * ?f26 / ?f86"/>
            <draw:equation draw:name="f88" draw:formula="?f84 * ?f87"/>
            <draw:equation draw:name="f89" draw:formula="?f6 - ?f88"/>
            <draw:equation draw:name="f90" draw:formula="?f81 * ?f87"/>
            <draw:equation draw:name="f91" draw:formula="?f5 - ?f90"/>
            <draw:equation draw:name="f92" draw:formula="?f89 - ?f25"/>
            <draw:equation draw:name="f93" draw:formula="?f91 - ?f26"/>
            <draw:equation draw:name="f94" draw:formula="?f89 + ?f25"/>
            <draw:equation draw:name="f95" draw:formula="?f91 + ?f26"/>
            <draw:equation draw:name="f96" draw:formula="?f76 + ?f2"/>
            <draw:equation draw:name="f97" draw:formula="?f96 * ?f3 / ?f1"/>
            <draw:equation draw:name="f98" draw:formula="0 - ?f97"/>
            <draw:equation draw:name="f99" draw:formula="cos(?f98)"/>
            <draw:equation draw:name="f100" draw:formula="0 - ?f99"/>
            <draw:equation draw:name="f101" draw:formula="?f100 * ?f25"/>
            <draw:equation draw:name="f102" draw:formula="sin(?f98)"/>
            <draw:equation draw:name="f103" draw:formula="0 - ?f102"/>
            <draw:equation draw:name="f104" draw:formula="?f103 * ?f26"/>
            <draw:equation draw:name="f105" draw:formula="sqrt(?f101 * ?f101 + ?f104 * ?f104 + 0 * 0)"/>
            <draw:equation draw:name="f106" draw:formula="?f25 * ?f26 / ?f105"/>
            <draw:equation draw:name="f107" draw:formula="?f103 * ?f106"/>
            <draw:equation draw:name="f108" draw:formula="?f89 + ?f107"/>
            <draw:equation draw:name="f109" draw:formula="?f100 * ?f106"/>
            <draw:equation draw:name="f110" draw:formula="?f91 + ?f109"/>
            <draw:equation draw:name="f111" draw:formula="if(?f75, ?f6, ?f92)"/>
            <draw:equation draw:name="f112" draw:formula="if(?f75, ?f5, ?f93)"/>
            <draw:equation draw:name="f113" draw:formula="if(?f75, ?f6, ?f94)"/>
            <draw:equation draw:name="f114" draw:formula="if(?f75, ?f5, ?f95)"/>
            <draw:equation draw:name="f115" draw:formula="if(?f75, ?f92, ?f108)"/>
            <draw:equation draw:name="f116" draw:formula="if(?f75, ?f93, ?f110)"/>
            <draw:equation draw:name="f117" draw:formula="if(?f75, ?f94, ?f108)"/>
            <draw:equation draw:name="f118" draw:formula="if(?f75, ?f95, ?f110)"/>
            <draw:equation draw:name="f119" draw:formula="21550000 - ?f50"/>
            <draw:equation draw:name="f120" draw:formula="if(?f119, ?f50, 21550000)"/>
            <draw:equation draw:name="f121" draw:formula="-21550000 - ?f120"/>
            <draw:equation draw:name="f122" draw:formula="if(?f121, -21550000, ?f120)"/>
            <draw:equation draw:name="f123" draw:formula="?f49 + ?f122"/>
            <draw:equation draw:name="f124" draw:formula="?f49 + ?f2"/>
            <draw:equation draw:name="f125" draw:formula="?f124 * ?f3 / ?f1"/>
            <draw:equation draw:name="f126" draw:formula="0 - ?f125"/>
            <draw:equation draw:name="f127" draw:formula="cos(?f126)"/>
            <draw:equation draw:name="f128" draw:formula="0 - ?f127"/>
            <draw:equation draw:name="f129" draw:formula="?f128 * ?f14"/>
            <draw:equation draw:name="f130" draw:formula="sin(?f126)"/>
            <draw:equation draw:name="f131" draw:formula="0 - ?f130"/>
            <draw:equation draw:name="f132" draw:formula="?f131 * ?f15"/>
            <draw:equation draw:name="f133" draw:formula="sqrt(?f129 * ?f129 + ?f132 * ?f132 + 0 * 0)"/>
            <draw:equation draw:name="f134" draw:formula="?f14 * ?f15 / ?f133"/>
            <draw:equation draw:name="f135" draw:formula="?f131 * ?f134"/>
            <draw:equation draw:name="f136" draw:formula="?f108 - ?f135"/>
            <draw:equation draw:name="f137" draw:formula="?f128 * ?f134"/>
            <draw:equation draw:name="f138" draw:formula="?f110 - ?f137"/>
            <draw:equation draw:name="f139" draw:formula="?f136 - ?f14"/>
            <draw:equation draw:name="f140" draw:formula="?f138 - ?f15"/>
            <draw:equation draw:name="f141" draw:formula="?f136 + ?f14"/>
            <draw:equation draw:name="f142" draw:formula="?f138 + ?f15"/>
            <draw:equation draw:name="f143" draw:formula="?f123 + ?f2"/>
            <draw:equation draw:name="f144" draw:formula="?f143 * ?f3 / ?f1"/>
            <draw:equation draw:name="f145" draw:formula="0 - ?f144"/>
            <draw:equation draw:name="f146" draw:formula="cos(?f145)"/>
            <draw:equation draw:name="f147" draw:formula="0 - ?f146"/>
            <draw:equation draw:name="f148" draw:formula="?f147 * ?f14"/>
            <draw:equation draw:name="f149" draw:formula="sin(?f145)"/>
            <draw:equation draw:name="f150" draw:formula="0 - ?f149"/>
            <draw:equation draw:name="f151" draw:formula="?f150 * ?f15"/>
            <draw:equation draw:name="f152" draw:formula="sqrt(?f148 * ?f148 + ?f151 * ?f151 + 0 * 0)"/>
            <draw:equation draw:name="f153" draw:formula="?f14 * ?f15 / ?f152"/>
            <draw:equation draw:name="f154" draw:formula="?f150 * ?f153"/>
            <draw:equation draw:name="f155" draw:formula="?f136 + ?f154"/>
            <draw:equation draw:name="f156" draw:formula="?f147 * ?f153"/>
            <draw:equation draw:name="f157" draw:formula="?f138 + ?f156"/>
            <draw:equation draw:name="f158" draw:formula="if(?f122, ?f108, ?f139)"/>
            <draw:equation draw:name="f159" draw:formula="if(?f122, ?f110, ?f140)"/>
            <draw:equation draw:name="f160" draw:formula="if(?f122, ?f108, ?f141)"/>
            <draw:equation draw:name="f161" draw:formula="if(?f122, ?f110, ?f142)"/>
            <draw:equation draw:name="f162" draw:formula="if(?f122, ?f139, ?f155)"/>
            <draw:equation draw:name="f163" draw:formula="if(?f122, ?f140, ?f157)"/>
            <draw:equation draw:name="f164" draw:formula="if(?f122, ?f141, ?f155)"/>
            <draw:equation draw:name="f165" draw:formula="if(?f122, ?f142, ?f157)"/>
            <draw:equation draw:name="f166" draw:formula="21550000 - ?f53"/>
            <draw:equation draw:name="f167" draw:formula="if(?f166, ?f53, 21550000)"/>
            <draw:equation draw:name="f168" draw:formula="-21550000 - ?f167"/>
            <draw:equation draw:name="f169" draw:formula="if(?f168, -21550000, ?f167)"/>
            <draw:equation draw:name="f170" draw:formula="?f64 + ?f169"/>
            <draw:equation draw:name="f171" draw:formula="?f64 + ?f2"/>
            <draw:equation draw:name="f172" draw:formula="?f171 * ?f3 / ?f1"/>
            <draw:equation draw:name="f173" draw:formula="0 - ?f172"/>
            <draw:equation draw:name="f174" draw:formula="cos(?f173)"/>
            <draw:equation draw:name="f175" draw:formula="0 - ?f174"/>
            <draw:equation draw:name="f176" draw:formula="?f175 * ?f35"/>
            <draw:equation draw:name="f177" draw:formula="sin(?f173)"/>
            <draw:equation draw:name="f178" draw:formula="0 - ?f177"/>
            <draw:equation draw:name="f179" draw:formula="?f178 * ?f36"/>
            <draw:equation draw:name="f180" draw:formula="sqrt(?f176 * ?f176 + ?f179 * ?f179 + 0 * 0)"/>
            <draw:equation draw:name="f181" draw:formula="?f35 * ?f36 / ?f180"/>
            <draw:equation draw:name="f182" draw:formula="?f178 * ?f181"/>
            <draw:equation draw:name="f183" draw:formula="?f8 - ?f182"/>
            <draw:equation draw:name="f184" draw:formula="?f175 * ?f181"/>
            <draw:equation draw:name="f185" draw:formula="?f4 - ?f184"/>
            <draw:equation draw:name="f186" draw:formula="?f183 - ?f35"/>
            <draw:equation draw:name="f187" draw:formula="?f185 - ?f36"/>
            <draw:equation draw:name="f188" draw:formula="?f183 + ?f35"/>
            <draw:equation draw:name="f189" draw:formula="?f185 + ?f36"/>
            <draw:equation draw:name="f190" draw:formula="?f170 + ?f2"/>
            <draw:equation draw:name="f191" draw:formula="?f190 * ?f3 / ?f1"/>
            <draw:equation draw:name="f192" draw:formula="0 - ?f191"/>
            <draw:equation draw:name="f193" draw:formula="cos(?f192)"/>
            <draw:equation draw:name="f194" draw:formula="0 - ?f193"/>
            <draw:equation draw:name="f195" draw:formula="?f194 * ?f35"/>
            <draw:equation draw:name="f196" draw:formula="sin(?f192)"/>
            <draw:equation draw:name="f197" draw:formula="0 - ?f196"/>
            <draw:equation draw:name="f198" draw:formula="?f197 * ?f36"/>
            <draw:equation draw:name="f199" draw:formula="sqrt(?f195 * ?f195 + ?f198 * ?f198 + 0 * 0)"/>
            <draw:equation draw:name="f200" draw:formula="?f35 * ?f36 / ?f199"/>
            <draw:equation draw:name="f201" draw:formula="?f197 * ?f200"/>
            <draw:equation draw:name="f202" draw:formula="?f183 + ?f201"/>
            <draw:equation draw:name="f203" draw:formula="?f194 * ?f200"/>
            <draw:equation draw:name="f204" draw:formula="?f185 + ?f203"/>
            <draw:equation draw:name="f205" draw:formula="if(?f169, ?f8, ?f186)"/>
            <draw:equation draw:name="f206" draw:formula="if(?f169, ?f4, ?f187)"/>
            <draw:equation draw:name="f207" draw:formula="if(?f169, ?f8, ?f188)"/>
            <draw:equation draw:name="f208" draw:formula="if(?f169, ?f4, ?f189)"/>
            <draw:equation draw:name="f209" draw:formula="if(?f169, ?f186, ?f202)"/>
            <draw:equation draw:name="f210" draw:formula="if(?f169, ?f187, ?f204)"/>
            <draw:equation draw:name="f211" draw:formula="if(?f169, ?f188, ?f202)"/>
            <draw:equation draw:name="f212" draw:formula="if(?f169, ?f189, ?f204)"/>
            <draw:equation draw:name="f213" draw:formula="21550000 - ?f55"/>
            <draw:equation draw:name="f214" draw:formula="if(?f213, ?f55, 21550000)"/>
            <draw:equation draw:name="f215" draw:formula="-21550000 - ?f214"/>
            <draw:equation draw:name="f216" draw:formula="if(?f215, -21550000, ?f214)"/>
            <draw:equation draw:name="f217" draw:formula="?f54 + ?f216"/>
            <draw:equation draw:name="f218" draw:formula="?f54 + ?f2"/>
            <draw:equation draw:name="f219" draw:formula="?f218 * ?f3 / ?f1"/>
            <draw:equation draw:name="f220" draw:formula="0 - ?f219"/>
            <draw:equation draw:name="f221" draw:formula="cos(?f220)"/>
            <draw:equation draw:name="f222" draw:formula="0 - ?f221"/>
            <draw:equation draw:name="f223" draw:formula="?f222 * ?f20"/>
            <draw:equation draw:name="f224" draw:formula="sin(?f220)"/>
            <draw:equation draw:name="f225" draw:formula="0 - ?f224"/>
            <draw:equation draw:name="f226" draw:formula="?f225 * ?f21"/>
            <draw:equation draw:name="f227" draw:formula="sqrt(?f223 * ?f223 + ?f226 * ?f226 + 0 * 0)"/>
            <draw:equation draw:name="f228" draw:formula="?f20 * ?f21 / ?f227"/>
            <draw:equation draw:name="f229" draw:formula="?f225 * ?f228"/>
            <draw:equation draw:name="f230" draw:formula="?f202 - ?f229"/>
            <draw:equation draw:name="f231" draw:formula="?f222 * ?f228"/>
            <draw:equation draw:name="f232" draw:formula="?f204 - ?f231"/>
            <draw:equation draw:name="f233" draw:formula="?f230 - ?f20"/>
            <draw:equation draw:name="f234" draw:formula="?f232 - ?f21"/>
            <draw:equation draw:name="f235" draw:formula="?f230 + ?f20"/>
            <draw:equation draw:name="f236" draw:formula="?f232 + ?f21"/>
            <draw:equation draw:name="f237" draw:formula="?f217 + ?f2"/>
            <draw:equation draw:name="f238" draw:formula="?f237 * ?f3 / ?f1"/>
            <draw:equation draw:name="f239" draw:formula="0 - ?f238"/>
            <draw:equation draw:name="f240" draw:formula="cos(?f239)"/>
            <draw:equation draw:name="f241" draw:formula="0 - ?f240"/>
            <draw:equation draw:name="f242" draw:formula="?f241 * ?f20"/>
            <draw:equation draw:name="f243" draw:formula="sin(?f239)"/>
            <draw:equation draw:name="f244" draw:formula="0 - ?f243"/>
            <draw:equation draw:name="f245" draw:formula="?f244 * ?f21"/>
            <draw:equation draw:name="f246" draw:formula="sqrt(?f242 * ?f242 + ?f245 * ?f245 + 0 * 0)"/>
            <draw:equation draw:name="f247" draw:formula="?f20 * ?f21 / ?f246"/>
            <draw:equation draw:name="f248" draw:formula="?f244 * ?f247"/>
            <draw:equation draw:name="f249" draw:formula="?f230 + ?f248"/>
            <draw:equation draw:name="f250" draw:formula="?f241 * ?f247"/>
            <draw:equation draw:name="f251" draw:formula="?f232 + ?f250"/>
            <draw:equation draw:name="f252" draw:formula="if(?f216, ?f202, ?f233)"/>
            <draw:equation draw:name="f253" draw:formula="if(?f216, ?f204, ?f234)"/>
            <draw:equation draw:name="f254" draw:formula="if(?f216, ?f202, ?f235)"/>
            <draw:equation draw:name="f255" draw:formula="if(?f216, ?f204, ?f236)"/>
            <draw:equation draw:name="f256" draw:formula="if(?f216, ?f233, ?f249)"/>
            <draw:equation draw:name="f257" draw:formula="if(?f216, ?f234, ?f251)"/>
            <draw:equation draw:name="f258" draw:formula="if(?f216, ?f235, ?f249)"/>
            <draw:equation draw:name="f259" draw:formula="if(?f216, ?f236, ?f251)"/>
          </draw:enhanced-geometry>
        </draw:custom-shape>
        <draw:custom-shape svg:x="8.5633in" svg:y="0in" svg:width="2.46032in" svg:height="0.39335in" draw:id="id151" draw:style-name="a1130" draw:name="Forma libre 21">
          <svg:title/>
          <svg:desc/>
          <text:p text:style-name="a1129" text:class-names="" text:cond-style-name=""><text:span text:style-name="a1128" text:class-names="">Administración de Vent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20291in" svg:y="7.26933in" svg:width="1.1811in" svg:height="0.51181in" draw:id="id152" draw:style-name="a1133" draw:name="Forma libre 27">
          <svg:title/>
          <svg:desc/>
          <text:p text:style-name="a1132" text:class-names="" text:cond-style-name=""><text:span text:style-name="a1131" text:class-names="">Controla toda la documentación de la unida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09582in" svg:y="-0.00036in" svg:width="1.58703in" svg:height="8.26159in" draw:id="id153" draw:style-name="a1136" draw:name="Rectángulo 47">
          <svg:title/>
          <svg:desc/>
          <text:p text:style-name="a1135" text:class-names="" text:cond-style-name=""><text:span text:style-name="a11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294in" svg:y="0.00551in" svg:width="1.59991in" svg:height="0.38784in" draw:id="id154" draw:style-name="a1139" draw:name="Forma libre 48">
          <svg:title/>
          <svg:desc/>
          <text:p text:style-name="a1138" text:class-names="" text:cond-style-name=""><text:span text:style-name="a1137" text:class-names="">Cl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1.35049in" svg:y1="0.80331in" draw:start-shape="id136" draw:start-glue-point="1" svg:x2="1.8797in" svg:y2="0.80331in" draw:end-shape="id137" draw:end-glue-point="3" draw:id="id155" draw:style-name="a1141" draw:name="Conector recto de flecha 55">
          <svg:title/>
          <svg:desc/>
        </draw:connector>
        <draw:connector draw:type="line" svg:x1="4.20378in" svg:y1="1.58914in" draw:start-shape="id140" draw:start-glue-point="0" svg:x2="4.20378in" svg:y2="0.99319in" draw:end-shape="id150" draw:end-glue-point="2" draw:id="id156" draw:style-name="a1143" draw:name="Conector recto de flecha 62">
          <svg:title/>
          <svg:desc/>
        </draw:connector>
        <draw:custom-shape svg:x="1.83785in" svg:y="4.1975in" svg:width="1.24616in" svg:height="0.57052in" draw:id="id157" draw:style-name="a1146" draw:name="Forma libre 70">
          <svg:title/>
          <svg:desc/>
          <text:p text:style-name="a1145" text:class-names="" text:cond-style-name=""><text:span text:style-name="a1144" text:class-names="">Solicita un turno para peritaje técnico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02161in" svg:y="5.07331in" svg:width="1.11488in" svg:height="0.59055in" draw:id="id158" draw:style-name="a1149" draw:name="Forma libre 71">
          <svg:title/>
          <svg:desc/>
          <text:p text:style-name="a1148" text:class-names="" text:cond-style-name=""><text:span text:style-name="a1147" text:class-names="">Registra informe del estado de la unidad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4041in" svg:y="5.08333in" svg:width="1.24616in" svg:height="0.57052in" draw:id="id159" draw:style-name="a1155" draw:name="Forma libre 72">
          <svg:title/>
          <svg:desc/>
          <text:p text:style-name="a1154" text:class-names="" text:cond-style-name=""><text:span text:style-name="a1150" text:class-names="">D</text:span><text:span text:style-name="a1151" text:class-names="">etermina el precio de<text:s text:c="1"/></text:span><text:span text:style-name="a1152" text:class-names="">toma del usado.</text:span><text:span text:style-name="a115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24128in" svg:y="5.1615in" svg:width="1.29921in" svg:height="0.41417in" draw:id="id160" draw:style-name="a1158" draw:name="Forma libre 73">
          <svg:title/>
          <svg:desc/>
          <text:p text:style-name="a1157" text:class-names="" text:cond-style-name=""><text:span text:style-name="a1156" text:class-names="">¿Cliente acepta?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0.59785in" svg:y="4.3519in" svg:width="0.59055in" svg:height="0.19685in" draw:id="id161" draw:style-name="a1161" draw:name="Forma libre 74">
          <svg:title/>
          <svg:desc/>
          <text:p text:style-name="a1160" text:class-names="" text:cond-style-name=""><text:span text:style-name="a1159" text:class-names="">Fin</text:span></text:p>
          <draw:enhanced-geometry xmlns:dr3d="urn:oasis:names:tc:opendocument:xmlns:dr3d:1.0" draw:type="non-primitive" svg:viewBox="0 0 21600 21600" draw:enhanced-path="M ?f6 ?f5 A ?f111 ?f112 ?f113 ?f114 ?f6 ?f5 ?f108 ?f110  W ?f115 ?f116 ?f117 ?f118 ?f6 ?f5 ?f108 ?f110 A ?f158 ?f159 ?f160 ?f161 ?f108 ?f110 ?f155 ?f157  W ?f162 ?f163 ?f164 ?f165 ?f108 ?f110 ?f155 ?f157 L ?f8 ?f4 A ?f205 ?f206 ?f207 ?f208 ?f8 ?f4 ?f202 ?f204  W ?f209 ?f210 ?f211 ?f212 ?f8 ?f4 ?f202 ?f204 A ?f252 ?f253 ?f254 ?f255 ?f202 ?f204 ?f249 ?f251  W ?f256 ?f257 ?f258 ?f259 ?f202 ?f204 ?f249 ?f251 Z N" draw:text-areas="?f68 ?f70 ?f69 ?f71" draw:glue-points="?f65 ?f66 ?f66 ?f65 ?f65 ?f67 ?f67 ?f65" draw:glue-point-leaving-directions="-0, -0, -0, -0">
            <draw:equation draw:name="f0" draw:formula="16200000"/>
            <draw:equation draw:name="f1" draw:formula="10800000"/>
            <draw:equation draw:name="f2" draw:formula="5400000"/>
            <draw:equation draw:name="f3" draw:formula="5419351 / 1725033"/>
            <draw:equation draw:name="f4" draw:formula="0"/>
            <draw:equation draw:name="f5" draw:formula="21600"/>
            <draw:equation draw:name="f6" draw:formula="3470"/>
            <draw:equation draw:name="f7" draw:formula="0 - 10800"/>
            <draw:equation draw:name="f8" draw:formula="18130"/>
            <draw:equation draw:name="f9" draw:formula="18130 - 21600"/>
            <draw:equation draw:name="f10" draw:formula="21600 - 10800"/>
            <draw:equation draw:name="f11" draw:formula="0 - ?f6"/>
            <draw:equation draw:name="f12" draw:formula="10800 - ?f5"/>
            <draw:equation draw:name="f13" draw:formula="0 - ?f2"/>
            <draw:equation draw:name="f14" draw:formula="abs(?f6)"/>
            <draw:equation draw:name="f15" draw:formula="abs(?f7)"/>
            <draw:equation draw:name="f16" draw:formula="if(?f7, 0, ?f1)"/>
            <draw:equation draw:name="f17" draw:formula="if(?f7, ?f1, 0)"/>
            <draw:equation draw:name="f18" draw:formula="21600 - ?f8"/>
            <draw:equation draw:name="f19" draw:formula="10800 - ?f4"/>
            <draw:equation draw:name="f20" draw:formula="abs(?f9)"/>
            <draw:equation draw:name="f21" draw:formula="abs(?f10)"/>
            <draw:equation draw:name="f22" draw:formula="if(?f10, 0, ?f1)"/>
            <draw:equation draw:name="f23" draw:formula="if(?f10, ?f1, 0)"/>
            <draw:equation draw:name="f24" draw:formula="?f5 - ?f4"/>
            <draw:equation draw:name="f25" draw:formula="abs(?f11)"/>
            <draw:equation draw:name="f26" draw:formula="abs(?f12)"/>
            <draw:equation draw:name="f27" draw:formula="if(?f11, ?f13, ?f2)"/>
            <draw:equation draw:name="f28" draw:formula="if(?f11, ?f2, ?f13)"/>
            <draw:equation draw:name="f29" draw:formula="if(?f11, ?f0, ?f2)"/>
            <draw:equation draw:name="f30" draw:formula="if(?f11, ?f2, ?f0)"/>
            <draw:equation draw:name="f31" draw:formula="if(?f6, ?f13, ?f2)"/>
            <draw:equation draw:name="f32" draw:formula="if(?f6, ?f2, ?f13)"/>
            <draw:equation draw:name="f33" draw:formula="if(?f6, ?f17, ?f16)"/>
            <draw:equation draw:name="f34" draw:formula="if(?f6, ?f16, ?f17)"/>
            <draw:equation draw:name="f35" draw:formula="abs(?f18)"/>
            <draw:equation draw:name="f36" draw:formula="abs(?f19)"/>
            <draw:equation draw:name="f37" draw:formula="if(?f18, ?f13, ?f2)"/>
            <draw:equation draw:name="f38" draw:formula="if(?f18, ?f2, ?f13)"/>
            <draw:equation draw:name="f39" draw:formula="if(?f18, ?f0, ?f2)"/>
            <draw:equation draw:name="f40" draw:formula="if(?f18, ?f2, ?f0)"/>
            <draw:equation draw:name="f41" draw:formula="if(?f9, ?f13, ?f2)"/>
            <draw:equation draw:name="f42" draw:formula="if(?f9, ?f2, ?f13)"/>
            <draw:equation draw:name="f43" draw:formula="if(?f9, ?f23, ?f22)"/>
            <draw:equation draw:name="f44" draw:formula="if(?f9, ?f22, ?f23)"/>
            <draw:equation draw:name="f45" draw:formula="?f24 / 21600"/>
            <draw:equation draw:name="f46" draw:formula="if(?f11, ?f30, ?f29)"/>
            <draw:equation draw:name="f47" draw:formula="if(?f11, ?f29, ?f30)"/>
            <draw:equation draw:name="f48" draw:formula="if(?f12, ?f28, ?f27)"/>
            <draw:equation draw:name="f49" draw:formula="if(?f7, ?f33, ?f34)"/>
            <draw:equation draw:name="f50" draw:formula="if(?f7, ?f31, ?f32)"/>
            <draw:equation draw:name="f51" draw:formula="if(?f18, ?f40, ?f39)"/>
            <draw:equation draw:name="f52" draw:formula="if(?f18, ?f39, ?f40)"/>
            <draw:equation draw:name="f53" draw:formula="if(?f19, ?f38, ?f37)"/>
            <draw:equation draw:name="f54" draw:formula="if(?f10, ?f43, ?f44)"/>
            <draw:equation draw:name="f55" draw:formula="if(?f10, ?f41, ?f42)"/>
            <draw:equation draw:name="f56" draw:formula="1060 * ?f45"/>
            <draw:equation draw:name="f57" draw:formula="20540 * ?f45"/>
            <draw:equation draw:name="f58" draw:formula="18420 * ?f45"/>
            <draw:equation draw:name="f59" draw:formula="3180 * ?f45"/>
            <draw:equation draw:name="f60" draw:formula="10800 * ?f45"/>
            <draw:equation draw:name="f61" draw:formula="0 * ?f45"/>
            <draw:equation draw:name="f62" draw:formula="21600 * ?f45"/>
            <draw:equation draw:name="f63" draw:formula="if(?f12, ?f47, ?f46)"/>
            <draw:equation draw:name="f64" draw:formula="if(?f19, ?f52, ?f51)"/>
            <draw:equation draw:name="f65" draw:formula="?f60 / ?f45"/>
            <draw:equation draw:name="f66" draw:formula="?f61 / ?f45"/>
            <draw:equation draw:name="f67" draw:formula="?f62 / ?f45"/>
            <draw:equation draw:name="f68" draw:formula="?f56 / ?f45"/>
            <draw:equation draw:name="f69" draw:formula="?f57 / ?f45"/>
            <draw:equation draw:name="f70" draw:formula="?f59 / ?f45"/>
            <draw:equation draw:name="f71" draw:formula="?f58 / ?f45"/>
            <draw:equation draw:name="f72" draw:formula="21550000 - ?f48"/>
            <draw:equation draw:name="f73" draw:formula="if(?f72, ?f48, 21550000)"/>
            <draw:equation draw:name="f74" draw:formula="-21550000 - ?f73"/>
            <draw:equation draw:name="f75" draw:formula="if(?f74, -21550000, ?f73)"/>
            <draw:equation draw:name="f76" draw:formula="?f63 + ?f75"/>
            <draw:equation draw:name="f77" draw:formula="?f63 + ?f2"/>
            <draw:equation draw:name="f78" draw:formula="?f77 * ?f3 / ?f1"/>
            <draw:equation draw:name="f79" draw:formula="0 - ?f78"/>
            <draw:equation draw:name="f80" draw:formula="cos(?f79)"/>
            <draw:equation draw:name="f81" draw:formula="0 - ?f80"/>
            <draw:equation draw:name="f82" draw:formula="?f81 * ?f25"/>
            <draw:equation draw:name="f83" draw:formula="sin(?f79)"/>
            <draw:equation draw:name="f84" draw:formula="0 - ?f83"/>
            <draw:equation draw:name="f85" draw:formula="?f84 * ?f26"/>
            <draw:equation draw:name="f86" draw:formula="sqrt(?f82 * ?f82 + ?f85 * ?f85 + 0 * 0)"/>
            <draw:equation draw:name="f87" draw:formula="?f25 * ?f26 / ?f86"/>
            <draw:equation draw:name="f88" draw:formula="?f84 * ?f87"/>
            <draw:equation draw:name="f89" draw:formula="?f6 - ?f88"/>
            <draw:equation draw:name="f90" draw:formula="?f81 * ?f87"/>
            <draw:equation draw:name="f91" draw:formula="?f5 - ?f90"/>
            <draw:equation draw:name="f92" draw:formula="?f89 - ?f25"/>
            <draw:equation draw:name="f93" draw:formula="?f91 - ?f26"/>
            <draw:equation draw:name="f94" draw:formula="?f89 + ?f25"/>
            <draw:equation draw:name="f95" draw:formula="?f91 + ?f26"/>
            <draw:equation draw:name="f96" draw:formula="?f76 + ?f2"/>
            <draw:equation draw:name="f97" draw:formula="?f96 * ?f3 / ?f1"/>
            <draw:equation draw:name="f98" draw:formula="0 - ?f97"/>
            <draw:equation draw:name="f99" draw:formula="cos(?f98)"/>
            <draw:equation draw:name="f100" draw:formula="0 - ?f99"/>
            <draw:equation draw:name="f101" draw:formula="?f100 * ?f25"/>
            <draw:equation draw:name="f102" draw:formula="sin(?f98)"/>
            <draw:equation draw:name="f103" draw:formula="0 - ?f102"/>
            <draw:equation draw:name="f104" draw:formula="?f103 * ?f26"/>
            <draw:equation draw:name="f105" draw:formula="sqrt(?f101 * ?f101 + ?f104 * ?f104 + 0 * 0)"/>
            <draw:equation draw:name="f106" draw:formula="?f25 * ?f26 / ?f105"/>
            <draw:equation draw:name="f107" draw:formula="?f103 * ?f106"/>
            <draw:equation draw:name="f108" draw:formula="?f89 + ?f107"/>
            <draw:equation draw:name="f109" draw:formula="?f100 * ?f106"/>
            <draw:equation draw:name="f110" draw:formula="?f91 + ?f109"/>
            <draw:equation draw:name="f111" draw:formula="if(?f75, ?f6, ?f92)"/>
            <draw:equation draw:name="f112" draw:formula="if(?f75, ?f5, ?f93)"/>
            <draw:equation draw:name="f113" draw:formula="if(?f75, ?f6, ?f94)"/>
            <draw:equation draw:name="f114" draw:formula="if(?f75, ?f5, ?f95)"/>
            <draw:equation draw:name="f115" draw:formula="if(?f75, ?f92, ?f108)"/>
            <draw:equation draw:name="f116" draw:formula="if(?f75, ?f93, ?f110)"/>
            <draw:equation draw:name="f117" draw:formula="if(?f75, ?f94, ?f108)"/>
            <draw:equation draw:name="f118" draw:formula="if(?f75, ?f95, ?f110)"/>
            <draw:equation draw:name="f119" draw:formula="21550000 - ?f50"/>
            <draw:equation draw:name="f120" draw:formula="if(?f119, ?f50, 21550000)"/>
            <draw:equation draw:name="f121" draw:formula="-21550000 - ?f120"/>
            <draw:equation draw:name="f122" draw:formula="if(?f121, -21550000, ?f120)"/>
            <draw:equation draw:name="f123" draw:formula="?f49 + ?f122"/>
            <draw:equation draw:name="f124" draw:formula="?f49 + ?f2"/>
            <draw:equation draw:name="f125" draw:formula="?f124 * ?f3 / ?f1"/>
            <draw:equation draw:name="f126" draw:formula="0 - ?f125"/>
            <draw:equation draw:name="f127" draw:formula="cos(?f126)"/>
            <draw:equation draw:name="f128" draw:formula="0 - ?f127"/>
            <draw:equation draw:name="f129" draw:formula="?f128 * ?f14"/>
            <draw:equation draw:name="f130" draw:formula="sin(?f126)"/>
            <draw:equation draw:name="f131" draw:formula="0 - ?f130"/>
            <draw:equation draw:name="f132" draw:formula="?f131 * ?f15"/>
            <draw:equation draw:name="f133" draw:formula="sqrt(?f129 * ?f129 + ?f132 * ?f132 + 0 * 0)"/>
            <draw:equation draw:name="f134" draw:formula="?f14 * ?f15 / ?f133"/>
            <draw:equation draw:name="f135" draw:formula="?f131 * ?f134"/>
            <draw:equation draw:name="f136" draw:formula="?f108 - ?f135"/>
            <draw:equation draw:name="f137" draw:formula="?f128 * ?f134"/>
            <draw:equation draw:name="f138" draw:formula="?f110 - ?f137"/>
            <draw:equation draw:name="f139" draw:formula="?f136 - ?f14"/>
            <draw:equation draw:name="f140" draw:formula="?f138 - ?f15"/>
            <draw:equation draw:name="f141" draw:formula="?f136 + ?f14"/>
            <draw:equation draw:name="f142" draw:formula="?f138 + ?f15"/>
            <draw:equation draw:name="f143" draw:formula="?f123 + ?f2"/>
            <draw:equation draw:name="f144" draw:formula="?f143 * ?f3 / ?f1"/>
            <draw:equation draw:name="f145" draw:formula="0 - ?f144"/>
            <draw:equation draw:name="f146" draw:formula="cos(?f145)"/>
            <draw:equation draw:name="f147" draw:formula="0 - ?f146"/>
            <draw:equation draw:name="f148" draw:formula="?f147 * ?f14"/>
            <draw:equation draw:name="f149" draw:formula="sin(?f145)"/>
            <draw:equation draw:name="f150" draw:formula="0 - ?f149"/>
            <draw:equation draw:name="f151" draw:formula="?f150 * ?f15"/>
            <draw:equation draw:name="f152" draw:formula="sqrt(?f148 * ?f148 + ?f151 * ?f151 + 0 * 0)"/>
            <draw:equation draw:name="f153" draw:formula="?f14 * ?f15 / ?f152"/>
            <draw:equation draw:name="f154" draw:formula="?f150 * ?f153"/>
            <draw:equation draw:name="f155" draw:formula="?f136 + ?f154"/>
            <draw:equation draw:name="f156" draw:formula="?f147 * ?f153"/>
            <draw:equation draw:name="f157" draw:formula="?f138 + ?f156"/>
            <draw:equation draw:name="f158" draw:formula="if(?f122, ?f108, ?f139)"/>
            <draw:equation draw:name="f159" draw:formula="if(?f122, ?f110, ?f140)"/>
            <draw:equation draw:name="f160" draw:formula="if(?f122, ?f108, ?f141)"/>
            <draw:equation draw:name="f161" draw:formula="if(?f122, ?f110, ?f142)"/>
            <draw:equation draw:name="f162" draw:formula="if(?f122, ?f139, ?f155)"/>
            <draw:equation draw:name="f163" draw:formula="if(?f122, ?f140, ?f157)"/>
            <draw:equation draw:name="f164" draw:formula="if(?f122, ?f141, ?f155)"/>
            <draw:equation draw:name="f165" draw:formula="if(?f122, ?f142, ?f157)"/>
            <draw:equation draw:name="f166" draw:formula="21550000 - ?f53"/>
            <draw:equation draw:name="f167" draw:formula="if(?f166, ?f53, 21550000)"/>
            <draw:equation draw:name="f168" draw:formula="-21550000 - ?f167"/>
            <draw:equation draw:name="f169" draw:formula="if(?f168, -21550000, ?f167)"/>
            <draw:equation draw:name="f170" draw:formula="?f64 + ?f169"/>
            <draw:equation draw:name="f171" draw:formula="?f64 + ?f2"/>
            <draw:equation draw:name="f172" draw:formula="?f171 * ?f3 / ?f1"/>
            <draw:equation draw:name="f173" draw:formula="0 - ?f172"/>
            <draw:equation draw:name="f174" draw:formula="cos(?f173)"/>
            <draw:equation draw:name="f175" draw:formula="0 - ?f174"/>
            <draw:equation draw:name="f176" draw:formula="?f175 * ?f35"/>
            <draw:equation draw:name="f177" draw:formula="sin(?f173)"/>
            <draw:equation draw:name="f178" draw:formula="0 - ?f177"/>
            <draw:equation draw:name="f179" draw:formula="?f178 * ?f36"/>
            <draw:equation draw:name="f180" draw:formula="sqrt(?f176 * ?f176 + ?f179 * ?f179 + 0 * 0)"/>
            <draw:equation draw:name="f181" draw:formula="?f35 * ?f36 / ?f180"/>
            <draw:equation draw:name="f182" draw:formula="?f178 * ?f181"/>
            <draw:equation draw:name="f183" draw:formula="?f8 - ?f182"/>
            <draw:equation draw:name="f184" draw:formula="?f175 * ?f181"/>
            <draw:equation draw:name="f185" draw:formula="?f4 - ?f184"/>
            <draw:equation draw:name="f186" draw:formula="?f183 - ?f35"/>
            <draw:equation draw:name="f187" draw:formula="?f185 - ?f36"/>
            <draw:equation draw:name="f188" draw:formula="?f183 + ?f35"/>
            <draw:equation draw:name="f189" draw:formula="?f185 + ?f36"/>
            <draw:equation draw:name="f190" draw:formula="?f170 + ?f2"/>
            <draw:equation draw:name="f191" draw:formula="?f190 * ?f3 / ?f1"/>
            <draw:equation draw:name="f192" draw:formula="0 - ?f191"/>
            <draw:equation draw:name="f193" draw:formula="cos(?f192)"/>
            <draw:equation draw:name="f194" draw:formula="0 - ?f193"/>
            <draw:equation draw:name="f195" draw:formula="?f194 * ?f35"/>
            <draw:equation draw:name="f196" draw:formula="sin(?f192)"/>
            <draw:equation draw:name="f197" draw:formula="0 - ?f196"/>
            <draw:equation draw:name="f198" draw:formula="?f197 * ?f36"/>
            <draw:equation draw:name="f199" draw:formula="sqrt(?f195 * ?f195 + ?f198 * ?f198 + 0 * 0)"/>
            <draw:equation draw:name="f200" draw:formula="?f35 * ?f36 / ?f199"/>
            <draw:equation draw:name="f201" draw:formula="?f197 * ?f200"/>
            <draw:equation draw:name="f202" draw:formula="?f183 + ?f201"/>
            <draw:equation draw:name="f203" draw:formula="?f194 * ?f200"/>
            <draw:equation draw:name="f204" draw:formula="?f185 + ?f203"/>
            <draw:equation draw:name="f205" draw:formula="if(?f169, ?f8, ?f186)"/>
            <draw:equation draw:name="f206" draw:formula="if(?f169, ?f4, ?f187)"/>
            <draw:equation draw:name="f207" draw:formula="if(?f169, ?f8, ?f188)"/>
            <draw:equation draw:name="f208" draw:formula="if(?f169, ?f4, ?f189)"/>
            <draw:equation draw:name="f209" draw:formula="if(?f169, ?f186, ?f202)"/>
            <draw:equation draw:name="f210" draw:formula="if(?f169, ?f187, ?f204)"/>
            <draw:equation draw:name="f211" draw:formula="if(?f169, ?f188, ?f202)"/>
            <draw:equation draw:name="f212" draw:formula="if(?f169, ?f189, ?f204)"/>
            <draw:equation draw:name="f213" draw:formula="21550000 - ?f55"/>
            <draw:equation draw:name="f214" draw:formula="if(?f213, ?f55, 21550000)"/>
            <draw:equation draw:name="f215" draw:formula="-21550000 - ?f214"/>
            <draw:equation draw:name="f216" draw:formula="if(?f215, -21550000, ?f214)"/>
            <draw:equation draw:name="f217" draw:formula="?f54 + ?f216"/>
            <draw:equation draw:name="f218" draw:formula="?f54 + ?f2"/>
            <draw:equation draw:name="f219" draw:formula="?f218 * ?f3 / ?f1"/>
            <draw:equation draw:name="f220" draw:formula="0 - ?f219"/>
            <draw:equation draw:name="f221" draw:formula="cos(?f220)"/>
            <draw:equation draw:name="f222" draw:formula="0 - ?f221"/>
            <draw:equation draw:name="f223" draw:formula="?f222 * ?f20"/>
            <draw:equation draw:name="f224" draw:formula="sin(?f220)"/>
            <draw:equation draw:name="f225" draw:formula="0 - ?f224"/>
            <draw:equation draw:name="f226" draw:formula="?f225 * ?f21"/>
            <draw:equation draw:name="f227" draw:formula="sqrt(?f223 * ?f223 + ?f226 * ?f226 + 0 * 0)"/>
            <draw:equation draw:name="f228" draw:formula="?f20 * ?f21 / ?f227"/>
            <draw:equation draw:name="f229" draw:formula="?f225 * ?f228"/>
            <draw:equation draw:name="f230" draw:formula="?f202 - ?f229"/>
            <draw:equation draw:name="f231" draw:formula="?f222 * ?f228"/>
            <draw:equation draw:name="f232" draw:formula="?f204 - ?f231"/>
            <draw:equation draw:name="f233" draw:formula="?f230 - ?f20"/>
            <draw:equation draw:name="f234" draw:formula="?f232 - ?f21"/>
            <draw:equation draw:name="f235" draw:formula="?f230 + ?f20"/>
            <draw:equation draw:name="f236" draw:formula="?f232 + ?f21"/>
            <draw:equation draw:name="f237" draw:formula="?f217 + ?f2"/>
            <draw:equation draw:name="f238" draw:formula="?f237 * ?f3 / ?f1"/>
            <draw:equation draw:name="f239" draw:formula="0 - ?f238"/>
            <draw:equation draw:name="f240" draw:formula="cos(?f239)"/>
            <draw:equation draw:name="f241" draw:formula="0 - ?f240"/>
            <draw:equation draw:name="f242" draw:formula="?f241 * ?f20"/>
            <draw:equation draw:name="f243" draw:formula="sin(?f239)"/>
            <draw:equation draw:name="f244" draw:formula="0 - ?f243"/>
            <draw:equation draw:name="f245" draw:formula="?f244 * ?f21"/>
            <draw:equation draw:name="f246" draw:formula="sqrt(?f242 * ?f242 + ?f245 * ?f245 + 0 * 0)"/>
            <draw:equation draw:name="f247" draw:formula="?f20 * ?f21 / ?f246"/>
            <draw:equation draw:name="f248" draw:formula="?f244 * ?f247"/>
            <draw:equation draw:name="f249" draw:formula="?f230 + ?f248"/>
            <draw:equation draw:name="f250" draw:formula="?f241 * ?f247"/>
            <draw:equation draw:name="f251" draw:formula="?f232 + ?f250"/>
            <draw:equation draw:name="f252" draw:formula="if(?f216, ?f202, ?f233)"/>
            <draw:equation draw:name="f253" draw:formula="if(?f216, ?f204, ?f234)"/>
            <draw:equation draw:name="f254" draw:formula="if(?f216, ?f202, ?f235)"/>
            <draw:equation draw:name="f255" draw:formula="if(?f216, ?f204, ?f236)"/>
            <draw:equation draw:name="f256" draw:formula="if(?f216, ?f233, ?f249)"/>
            <draw:equation draw:name="f257" draw:formula="if(?f216, ?f234, ?f251)"/>
            <draw:equation draw:name="f258" draw:formula="if(?f216, ?f235, ?f249)"/>
            <draw:equation draw:name="f259" draw:formula="if(?f216, ?f236, ?f251)"/>
          </draw:enhanced-geometry>
        </draw:custom-shape>
        <draw:custom-shape svg:x="1.83757in" svg:y="5.88593in" svg:width="1.24616in" svg:height="0.57052in" draw:id="id162" draw:style-name="a1164" draw:name="Forma libre 75">
          <svg:title/>
          <svg:desc/>
          <text:p text:style-name="a1163" text:class-names="" text:cond-style-name=""><text:span text:style-name="a1162" text:class-names="">Solicita documentación de la unidad. Nota 1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standard" svg:x1="2.46093in" svg:y1="4.1975in" draw:start-shape="id140" draw:start-glue-point="3" svg:x2="3.55418in" svg:y2="1.79622in" draw:end-shape="id157" draw:end-glue-point="0" draw:id="id163" draw:style-name="a1166" draw:transform="translate(-3.00755in -2.99686in) rotate(-3.14159) translate(3.00755in 2.99686in)" draw:name="Conector angular 81">
          <svg:title/>
          <svg:desc/>
        </draw:connector>
        <draw:connector draw:type="line" svg:x1="3.08401in" svg:y1="4.48276in" draw:start-shape="id157" draw:start-glue-point="1" svg:x2="7.02161in" svg:y2="4.50163in" draw:end-shape="id139" draw:end-glue-point="3" draw:id="id164" draw:style-name="a1168" draw:name="Conector recto de flecha 85">
          <svg:title/>
          <svg:desc/>
        </draw:connector>
        <draw:connector draw:type="line" svg:x1="7.57905in" svg:y1="4.79691in" draw:start-shape="id139" draw:start-glue-point="2" svg:x2="7.57905in" svg:y2="5.07331in" draw:end-shape="id158" draw:end-glue-point="0" draw:id="id165" draw:style-name="a1170" draw:name="Conector recto de flecha 87">
          <svg:title/>
          <svg:desc/>
        </draw:connector>
        <draw:connector draw:type="line" svg:x1="7.02161in" svg:y1="5.36858in" draw:start-shape="id158" draw:start-glue-point="3" svg:x2="3.08657in" svg:y2="5.36859in" draw:end-shape="id159" draw:end-glue-point="1" draw:id="id166" draw:style-name="a1172" draw:name="Conector recto de flecha 89">
          <svg:title/>
          <svg:desc/>
        </draw:connector>
        <draw:connector draw:type="line" svg:x1="0.89088in" svg:y1="5.1615in" draw:start-shape="id160" draw:start-glue-point="0" svg:x2="0.89312in" svg:y2="4.54875in" draw:end-shape="id161" draw:end-glue-point="2" draw:id="id167" draw:style-name="a1174" draw:name="Conector recto de flecha 117">
          <svg:title/>
          <svg:desc/>
        </draw:connector>
        <draw:connector draw:type="line" svg:x1="1.84041in" svg:y1="5.36859in" draw:start-shape="id159" draw:start-glue-point="3" svg:x2="1.54049in" svg:y2="5.36858in" draw:end-shape="id160" draw:end-glue-point="1" draw:id="id168" draw:style-name="a1176" draw:name="Conector recto de flecha 119">
          <svg:title/>
          <svg:desc/>
        </draw:connector>
        <draw:connector draw:type="standard" svg:x1="1.66199in" svg:y1="5.40009in" draw:start-shape="id160" draw:start-glue-point="2" svg:x2="1.06647in" svg:y2="6.34677in" draw:end-shape="id162" draw:end-glue-point="3" draw:id="id169" draw:style-name="a1178" draw:transform="translate(-1.36423in -5.87343in) rotate(-4.71239) translate(1.36423in 5.87343in)" draw:name="Conector angular 121">
          <svg:title/>
          <svg:desc/>
        </draw:connector>
        <draw:custom-shape svg:x="1.90561in" svg:y="7.1951in" svg:width="1.28615in" svg:height="0.66028in" draw:id="id170" draw:style-name="a1182" draw:name="Forma libre 122">
          <svg:title/>
          <svg:desc/>
          <text:p text:style-name="a1181" text:class-names="" text:cond-style-name=""><text:span text:style-name="a1179" text:class-names="">Presenta la documentación.</text:span><text:span text:style-name="a118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standard" svg:x1="1.75397in" svg:y1="6.19314in" draw:start-shape="id162" draw:start-glue-point="2" svg:x2="2.19734in" svg:y2="7.16313in" draw:end-shape="id138" draw:end-glue-point="1" draw:id="id171" draw:style-name="a1184" draw:transform="translate(-1.97565in -6.67814in) rotate(-1.5708) translate(1.97565in 6.67814in)" draw:name="Conector angular 124">
          <svg:title/>
          <svg:desc/>
        </draw:connector>
        <draw:connector draw:type="line" svg:x1="3.19176in" svg:y1="7.52524in" draw:start-shape="id170" draw:start-glue-point="1" svg:x2="9.20291in" svg:y2="7.52524in" draw:end-shape="id152" draw:end-glue-point="3" draw:id="id172" draw:style-name="a1186" draw:name="Conector recto de flecha 128">
          <svg:title/>
          <svg:desc/>
        </draw:connector>
        <draw:frame draw:id="id173" draw:style-name="a1189" draw:name="CuadroTexto 150" svg:x="0.86656in" svg:y="4.834in" svg:width="0.35433in" svg:height="0.20786in">
          <draw:text-box>
            <text:p text:style-name="a1188" text:class-names="" text:cond-style-name=""><text:span text:style-name="a1187" text:class-names="">NO</text:span></text:p>
          </draw:text-box>
          <svg:title/>
          <svg:desc/>
        </draw:frame>
        <draw:frame draw:id="id174" draw:style-name="a1192" draw:name="CuadroTexto 110" svg:x="2.67423in" svg:y="1.50725in" svg:width="0.29409in" svg:height="0.32019in">
          <draw:text-box>
            <text:p text:style-name="a1191" text:class-names="" text:cond-style-name=""><text:span text:style-name="a1190" text:class-names="">SI</text:span></text:p>
          </draw:text-box>
          <svg:title/>
          <svg:desc/>
        </draw:frame>
        <draw:frame draw:id="id175" draw:style-name="a1195" draw:name="CuadroTexto 110" svg:x="0.90477in" svg:y="5.78276in" svg:width="0.29409in" svg:height="0.32576in">
          <draw:text-box>
            <text:p text:style-name="a1194" text:class-names="" text:cond-style-name=""><text:span text:style-name="a1193" text:class-names="">SI</text:span></text:p>
          </draw:text-box>
          <svg:title/>
          <svg:desc/>
        </draw:frame>
        <draw:custom-shape svg:x="8.38667in" svg:y="0.4636in" svg:width="2.55205in" svg:height="3.2164in" draw:id="id176" draw:style-name="a1236" draw:name="Forma libre 69">
          <svg:title/>
          <svg:desc/>
          <text:p text:style-name="a1197" text:class-names="" text:cond-style-name=""><text:span text:style-name="a1196" text:class-names="">Nota 1:</text:span></text:p>
          <text:p text:style-name="a1199" text:class-names="" text:cond-style-name=""><text:span text:style-name="a1198" text:class-names="">Documentación obligatoria</text:span></text:p>
          <text:p text:style-name="a1202" text:class-names="" text:cond-style-name=""><text:span text:style-name="a1200" text:class-names="">Titulo-Cédula Verde, Azul (en caso de corresponder)</text:span><text:span text:style-name="a1201" text:class-names=""/></text:p>
          <text:p text:style-name="a1205" text:class-names="" text:cond-style-name=""><text:span text:style-name="a1203" text:class-names="">Formulario 08 – Firmado por el titular y conyugue (en caso de corresponder), certificado y/o colegiado, o firmado en el Registro Automotor correspondiente al domicilio con los datos del comprador vacíos.</text:span><text:span text:style-name="a1204" text:class-names=""/></text:p>
          <text:p text:style-name="a1208" text:class-names="" text:cond-style-name=""><text:span text:style-name="a1206" text:class-names="">Informe de dominio. Se debe solicitar con el Formulario 02 en el registro donde se radica la unidad.</text:span><text:span text:style-name="a1207" text:class-names=""/></text:p>
          <text:p text:style-name="a1211" text:class-names="" text:cond-style-name=""><text:span text:style-name="a1209" text:class-names="">Recibos de patentes pagos a la fecha de entrega definitiva de la unidad usada, incluyen el pago total de moratoria/s en el caso de corresponder. Con el libre de deuda propio.</text:span><text:span text:style-name="a1210" text:class-names=""/></text:p>
          <text:p text:style-name="a1214" text:class-names="" text:cond-style-name=""><text:span text:style-name="a1212" text:class-names="">Libre de deuda <text:s text:c="1"/>de infracciones.</text:span><text:span text:style-name="a1213" text:class-names=""/></text:p>
          <text:p text:style-name="a1217" text:class-names="" text:cond-style-name=""><text:span text:style-name="a1215" text:class-names="">Verificación policial – Formulario 12</text:span><text:span text:style-name="a1216" text:class-names=""/></text:p>
          <text:p text:style-name="a1220" text:class-names="" text:cond-style-name=""><text:span text:style-name="a1218" text:class-names="">Verificación técnica vehicular.</text:span><text:span text:style-name="a1219" text:class-names=""/></text:p>
          <text:p text:style-name="a1223" text:class-names="" text:cond-style-name=""><text:span text:style-name="a1221" text:class-names="">Duplicado de llaves del vehículo.</text:span><text:span text:style-name="a1222" text:class-names=""/></text:p>
          <text:p text:style-name="a1226" text:class-names="" text:cond-style-name=""><text:span text:style-name="a1224" text:class-names="">Manuales de fábrica y/o código de auto estéreo, según corresponda.</text:span><text:span text:style-name="a1225" text:class-names=""/></text:p>
          <text:p text:style-name="a1229" text:class-names="" text:cond-style-name=""><text:span text:style-name="a1227" text:class-names="">Ambas chapas patentes. En el caso de ausencia de alguna, el cliente debe abonar el costo correspondiente a la reposición de la misma.</text:span><text:span text:style-name="a1228" text:class-names=""/></text:p>
          <text:p text:style-name="a1232" text:class-names="" text:cond-style-name=""><text:span text:style-name="a1230" text:class-names="">Garantía ( en caso de corresponder)</text:span><text:span text:style-name="a1231" text:class-names=""/></text:p>
          <text:p text:style-name="a1235" text:class-names="" text:cond-style-name=""><text:span text:style-name="a1233" text:class-names="">CETA (Certificado de Transferencia Automotor)</text:span><text:span text:style-name="a123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1242">
          <draw:frame draw:id="id177" draw:style-name="a1239" draw:name="Marcador de número de diapositiva 6" svg:x="4.67953in" svg:y="11.10827in" svg:width="3.5878in" svg:height="0.58425in">
            <draw:text-box>
              <text:p text:style-name="a1238" text:class-names="" text:cond-style-name=""><text:span text:style-name="a1237" text:class-names=""><text:page-number style:num-format="1" text:fixed="false"/></text:span></text:p>
            </draw:text-box>
            <svg:title/>
            <svg:desc/>
          </draw:frame>
          <draw:frame draw:id="id178" presentation:style-name="a1240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1" svg:x="1.21007in" svg:y="0.88889in" svg:width="5.84549in" svg:height="4.38368in" presentation:class="page" draw:id="id179" presentation:style-name="a1241" draw:name="Marcador de imagen de diapositiva 2">
            <svg:title/>
            <svg:desc/>
          </draw:page-thumbnail>
        </presentation:notes>
      </draw:page>
      <draw:page draw:name="Slide2" draw:style-name="a1243" draw:master-page-name="Master1-Layout7-blank-En-blanco" presentation:presentation-page-layout-name="Master1-PPL7" draw:id="Slide-257">
        <draw:custom-shape svg:x="0.00006in" svg:y="-0.00072in" svg:width="1.58491in" svg:height="8.26772in" draw:id="id180" draw:style-name="a1246" draw:name="Rectángulo 10">
          <svg:title/>
          <svg:desc/>
          <text:p text:style-name="a1245" text:class-names="" text:cond-style-name=""><text:span text:style-name="a12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8574in" svg:y="-0.00108in" svg:width="3.48278in" svg:height="8.26772in" draw:id="id181" draw:style-name="a1249" draw:name="Rectángulo 12">
          <svg:title/>
          <svg:desc/>
          <text:p text:style-name="a1248" text:class-names="" text:cond-style-name=""><text:span text:style-name="a12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8574in" svg:y="-0.00108in" svg:width="3.49292in" svg:height="0.39334in" draw:id="id182" draw:style-name="a1252" draw:name="Forma libre 21">
          <svg:title/>
          <svg:desc/>
          <text:p text:style-name="a1251" text:class-names="" text:cond-style-name=""><text:span text:style-name="a1250" text:class-names="">Administración de Vent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66313in" svg:y="-0.00315in" svg:width="2.72428in" svg:height="0.39541in" draw:id="id183" draw:style-name="a1255" draw:name="Forma libre 48">
          <svg:title/>
          <svg:desc/>
          <text:p text:style-name="a1254" text:class-names="" text:cond-style-name=""><text:span text:style-name="a1253" text:class-names="">Cl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57857in" svg:y="4.57409in" svg:width="1.24616in" svg:height="0.57052in" draw:id="id184" draw:style-name="a1262" draw:name="Forma libre 69">
          <svg:title/>
          <svg:desc/>
          <text:p text:style-name="a1261" text:class-names="" text:cond-style-name=""><text:span text:style-name="a1256" text:class-names="">Imputa<text:s text:c="1"/></text:span><text:span text:style-name="a1257" text:class-names="">el crédito<text:s text:c="1"/></text:span><text:span text:style-name="a1258" text:class-names="">a la cuenta del<text:s text:c="1"/></text:span><text:span text:style-name="a1259" text:class-names="">cliente.</text:span><text:span text:style-name="a126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30749in" svg:y="1.60153in" svg:width="1.46022in" svg:height="0.41417in" draw:id="id185" draw:style-name="a1269" draw:name="Forma libre 8">
          <svg:title/>
          <svg:desc/>
          <text:p text:style-name="a1268" text:class-names="" text:cond-style-name=""><text:span text:style-name="a1263" text:class-names="">¿</text:span><text:span text:style-name="a1264" text:class-names="">I</text:span><text:span text:style-name="a1265" text:class-names="">ngresa como BU</text:span><text:span text:style-name="a1266" text:class-names="">?</text:span><text:span text:style-name="a1267" text:class-names=""/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7.94341in" svg:y="3.31736in" svg:width="1.26727in" svg:height="0.67384in" draw:id="id186" draw:style-name="a1273" draw:name="Forma libre 5">
          <svg:title/>
          <svg:desc/>
          <text:p text:style-name="a1272" text:class-names="" text:cond-style-name=""><text:span text:style-name="a1270" text:class-names="">Confecciona el comprobante correspondiente por la unidad</text:span><text:span text:style-name="a127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56941in" svg:y="3.37773in" svg:width="1.25532in" svg:height="0.57052in" draw:id="id187" draw:style-name="a1278" draw:name="Forma libre 69">
          <svg:title/>
          <svg:desc/>
          <text:p text:style-name="a1277" text:class-names="" text:cond-style-name=""><text:span text:style-name="a1274" text:class-names="">Controla<text:s text:c="1"/></text:span><text:span text:style-name="a1275" text:class-names="">e ingresa el comprobante al sistema</text:span><text:span text:style-name="a127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in" svg:y="-0.00072in" svg:width="1.58497in" svg:height="0.3937in" draw:id="id188" draw:style-name="a1283" draw:name="Forma libre 15">
          <svg:title/>
          <svg:desc/>
          <text:p text:style-name="a1282" text:class-names="" text:cond-style-name=""><text:span text:style-name="a1279" text:class-names="">Gerente</text:span><text:span text:style-name="a1280" text:class-names=""><text:s text:c="1"/>Comercial</text:span><text:span text:style-name="a128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10.19707in" svg:y1="3.94825in" draw:start-shape="id187" draw:start-glue-point="2" svg:x2="10.19707in" svg:y2="4.57409in" draw:id="id189" draw:style-name="a1285" draw:name="Conector recto de flecha 98">
          <svg:title/>
          <svg:desc/>
        </draw:connector>
        <draw:custom-shape svg:x="1.58497in" svg:y="-0.00144in" svg:width="1.60045in" svg:height="8.26772in" draw:id="id190" draw:style-name="a1288" draw:name="Rectángulo 9">
          <svg:title/>
          <svg:desc/>
          <text:p text:style-name="a1287" text:class-names="" text:cond-style-name=""><text:span text:style-name="a12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9196in" svg:y="3.01673in" svg:width="1.18631in" svg:height="0.64626in" draw:id="id191" draw:style-name="a1292" draw:name="Forma libre 4">
          <svg:title/>
          <svg:desc/>
          <text:p text:style-name="a1291" text:class-names="" text:cond-style-name=""><text:span text:style-name="a1289" text:class-names="">Ingresa<text:s text:c="1"/></text:span><text:span text:style-name="a1290" text:class-names="">la unidad en el stock para la venta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9.21067in" svg:y1="3.65428in" draw:start-shape="id186" draw:start-glue-point="1" svg:x2="9.56941in" svg:y2="3.66299in" draw:end-shape="id187" draw:end-glue-point="3" draw:id="id192" draw:style-name="a1294" draw:name="Conector recto de flecha 141">
          <svg:title/>
          <svg:desc/>
        </draw:connector>
        <draw:frame draw:id="id193" draw:style-name="a1297" draw:name="CuadroTexto 110" svg:x="4.88825in" svg:y="1.5847in" svg:width="0.29409in" svg:height="0.32019in">
          <draw:text-box>
            <text:p text:style-name="a1296" text:class-names="" text:cond-style-name=""><text:span text:style-name="a1295" text:class-names="">SI</text:span></text:p>
          </draw:text-box>
          <svg:title/>
          <svg:desc/>
        </draw:frame>
        <draw:custom-shape svg:x="3.44584in" svg:y="0.56311in" svg:width="1.1811in" svg:height="0.54966in" draw:id="id194" draw:style-name="a1300" draw:name="Forma libre 27">
          <svg:title/>
          <svg:desc/>
          <text:p text:style-name="a1299" text:class-names="" text:cond-style-name=""><text:span text:style-name="a1298" text:class-names="">Controla toda la documentación de la unida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8.25081in" svg:y1="8.26664in" svg:x2="9.8163in" svg:y2="8.26664in" draw:id="id195" draw:style-name="a1301" draw:name="Conector recto 178">
          <svg:title/>
          <svg:desc/>
        </draw:connector>
        <draw:custom-shape svg:x="1.79339in" svg:y="0.54984in" svg:width="1.22445in" svg:height="0.6832in" draw:id="id196" draw:style-name="a1305" draw:name="Forma libre 4">
          <svg:title/>
          <svg:desc/>
          <text:p text:style-name="a1304" text:class-names="" text:cond-style-name=""><text:span text:style-name="a1302" text:class-names="">Confecciona el Boleto de venta</text:span><text:span text:style-name="a130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1538in" svg:y="1.6311in" svg:width="1.20523in" svg:height="0.67858in" draw:id="id197" draw:style-name="a1309" draw:name="Proceso predefinido 49">
          <svg:title/>
          <svg:desc/>
          <text:p text:style-name="a1308" text:class-names="" text:cond-style-name=""><text:span text:style-name="a1306" text:class-names="">Proceso: Venta de unidades 0 Km</text:span><text:span text:style-name="a1307" text:class-names=""/></text:p>
          <draw:enhanced-geometry xmlns:dr3d="urn:oasis:names:tc:opendocument:xmlns:dr3d:1.0" draw:type="non-primitive" svg:viewBox="0 0 1102062 620497" draw:enhanced-path="S M 0 0 L 1102062 0 1102062 620497 0 620497 Z N F M 137758 0 L 137758 620497 M 964304 0 L 964304 620497 N F M 0 0 L 1102062 0 1102062 620497 0 620497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02062"/>
            <draw:equation draw:name="f7" draw:formula="?f4 / 620497"/>
            <draw:equation draw:name="f8" draw:formula="551031 / ?f6"/>
            <draw:equation draw:name="f9" draw:formula="0 / ?f7"/>
            <draw:equation draw:name="f10" draw:formula="0 / ?f6"/>
            <draw:equation draw:name="f11" draw:formula="310249 / ?f7"/>
            <draw:equation draw:name="f12" draw:formula="620497 / ?f7"/>
            <draw:equation draw:name="f13" draw:formula="1102062 / ?f6"/>
            <draw:equation draw:name="f14" draw:formula="137758 / ?f6"/>
            <draw:equation draw:name="f15" draw:formula="964304 / ?f6"/>
          </draw:enhanced-geometry>
        </draw:custom-shape>
        <draw:custom-shape svg:x="3.30749in" svg:y="2.45545in" svg:width="1.46022in" svg:height="0.41417in" draw:id="id198" draw:style-name="a1316" draw:name="Forma libre 50">
          <svg:title/>
          <svg:desc/>
          <text:p text:style-name="a1315" text:class-names="" text:cond-style-name=""><text:span text:style-name="a1310" text:class-names="">¿</text:span><text:span text:style-name="a1311" text:class-names="">I</text:span><text:span text:style-name="a1312" text:class-names="">ngresa como BC</text:span><text:span text:style-name="a1313" text:class-names="">?</text:span><text:span text:style-name="a1314" text:class-names=""/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3.29079in" svg:y="5.11806in" svg:width="1.46022in" svg:height="0.41417in" draw:id="id199" draw:style-name="a1322" draw:name="Forma libre 51">
          <svg:title/>
          <svg:desc/>
          <text:p text:style-name="a1321" text:class-names="" text:cond-style-name=""><text:span text:style-name="a1317" text:class-names="">¿</text:span><text:span text:style-name="a1318" text:class-names="">Pasa a reventa</text:span><text:span text:style-name="a1319" text:class-names="">?</text:span><text:span text:style-name="a1320" text:class-names=""/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6.87872in" svg:y="1.52314in" svg:width="1.1619in" svg:height="0.57095in" draw:id="id200" draw:style-name="a1326" draw:name="Forma libre 5">
          <svg:title/>
          <svg:desc/>
          <text:p text:style-name="a1325" text:class-names="" text:cond-style-name=""><text:span text:style-name="a1323" text:class-names="">Realiza transferencia en forma en tradicional</text:span><text:span text:style-name="a132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8878in" svg:y="2.37706in" svg:width="1.1619in" svg:height="0.57095in" draw:id="id201" draw:style-name="a1331" draw:name="Forma libre 5">
          <svg:title/>
          <svg:desc/>
          <text:p text:style-name="a1330" text:class-names="" text:cond-style-name=""><text:span text:style-name="a1327" text:class-names="">Realiza transferencia con beneficio comerciante<text:s text:c="1"/></text:span><text:span text:style-name="a1328" text:class-names="">habitualista</text:span><text:span text:style-name="a132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27693in" svg:y="3.94663in" svg:width="1.51892in" svg:height="0.41417in" draw:id="id202" draw:style-name="a1338" draw:name="Forma libre 61">
          <svg:title/>
          <svg:desc/>
          <text:p text:style-name="a1337" text:class-names="" text:cond-style-name=""><text:span text:style-name="a1332" text:class-names="">¿</text:span><text:span text:style-name="a1333" text:class-names="">E</text:span><text:span text:style-name="a1334" text:class-names="">s una transferencia mutua</text:span><text:span text:style-name="a1335" text:class-names="">?</text:span><text:span text:style-name="a1336" text:class-names=""/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0.15397in" svg:y="0.53759in" svg:width="1.27497in" svg:height="0.69545in" draw:id="id203" draw:style-name="a1341" draw:name="Forma libre 22">
          <svg:title/>
          <svg:desc/>
          <text:p text:style-name="a1340" text:class-names="" text:cond-style-name=""><text:span text:style-name="a1339" text:class-names="">Determina el destino y la forma jurídica de incorporación de la unidad a AECS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37727in" svg:y="-0.00144in" svg:width="1.54619in" svg:height="8.26772in" draw:id="id204" draw:style-name="a1344" draw:name="Rectángulo 10">
          <svg:title/>
          <svg:desc/>
          <text:p text:style-name="a1343" text:class-names="" text:cond-style-name=""><text:span text:style-name="a13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7727in" svg:y="0in" svg:width="1.54619in" svg:height="0.3937in" draw:id="id205" draw:style-name="a1347" draw:name="Forma libre 14">
          <svg:title/>
          <svg:desc/>
          <text:p text:style-name="a1346" text:class-names="" text:cond-style-name=""><text:span text:style-name="a1345" text:class-names="">Administración/ Proveedor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58497in" svg:y="-0.00072in" svg:width="1.60077in" svg:height="0.3937in" draw:id="id206" draw:style-name="a1351" draw:name="Forma libre 14">
          <svg:title/>
          <svg:desc/>
          <text:p text:style-name="a1350" text:class-names="" text:cond-style-name=""><text:span text:style-name="a1348" text:class-names="">Vendedor</text:span><text:span text:style-name="a134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4.03639in" svg:y1="1.11277in" draw:start-shape="id194" draw:start-glue-point="2" svg:x2="4.0376in" svg:y2="1.60153in" draw:end-shape="id185" draw:end-glue-point="0" draw:id="id207" draw:style-name="a1353" draw:name="Conector recto de flecha 66">
          <svg:title/>
          <svg:desc/>
        </draw:connector>
        <draw:connector draw:type="line" svg:x1="1.42894in" svg:y1="0.88532in" draw:start-shape="id203" draw:start-glue-point="1" svg:x2="1.79339in" svg:y2="0.89144in" draw:end-shape="id196" draw:end-glue-point="3" draw:id="id208" draw:style-name="a1355" draw:name="Conector recto de flecha 70">
          <svg:title/>
          <svg:desc/>
        </draw:connector>
        <draw:connector draw:type="line" svg:x1="2.40562in" svg:y1="1.23304in" draw:start-shape="id196" draw:start-glue-point="2" svg:x2="2.41799in" svg:y2="1.6311in" draw:end-shape="id197" draw:end-glue-point="0" draw:id="id209" draw:style-name="a1357" draw:name="Conector recto de flecha 73">
          <svg:title/>
          <svg:desc/>
        </draw:connector>
        <draw:connector draw:type="line" svg:x1="4.0376in" svg:y1="2.0157in" draw:start-shape="id185" draw:start-glue-point="2" svg:x2="4.0376in" svg:y2="2.45545in" draw:end-shape="id198" draw:end-glue-point="0" draw:id="id210" draw:style-name="a1359" draw:name="Conector recto de flecha 75">
          <svg:title/>
          <svg:desc/>
        </draw:connector>
        <draw:connector draw:type="line" svg:x1="4.76771in" svg:y1="1.80861in" draw:start-shape="id185" draw:start-glue-point="1" svg:x2="6.87872in" svg:y2="1.80861in" draw:end-shape="id200" draw:end-glue-point="3" draw:id="id211" draw:style-name="a1361" draw:name="Conector recto de flecha 81">
          <svg:title/>
          <svg:desc/>
        </draw:connector>
        <draw:connector draw:type="line" svg:x1="4.76771in" svg:y1="2.66253in" draw:start-shape="id198" draw:start-glue-point="1" svg:x2="6.8878in" svg:y2="2.66253in" draw:end-shape="id201" draw:end-glue-point="3" draw:id="id212" draw:style-name="a1363" draw:name="Conector recto de flecha 87">
          <svg:title/>
          <svg:desc/>
        </draw:connector>
        <draw:connector draw:type="standard" svg:x1="6.62758in" svg:y1="2.49869in" draw:start-shape="id201" draw:start-glue-point="2" svg:x2="7.01943in" svg:y2="3.78918in" draw:end-shape="id191" draw:end-glue-point="1" draw:id="id213" draw:style-name="a1365" draw:transform="translate(-6.82351in -3.14393in) rotate(-1.5708) translate(6.82351in 3.14393in)" draw:name="Conector angular 92">
          <svg:title/>
          <svg:desc/>
        </draw:connector>
        <draw:connector draw:type="line" svg:x1="4.0376in" svg:y1="2.86962in" draw:start-shape="id198" draw:start-glue-point="2" svg:x2="4.03639in" svg:y2="3.94663in" draw:end-shape="id202" draw:end-glue-point="0" draw:id="id214" draw:style-name="a1367" draw:name="Conector recto de flecha 101">
          <svg:title/>
          <svg:desc/>
        </draw:connector>
        <draw:connector draw:type="standard" svg:x1="8.04062in" svg:y1="1.80861in" draw:start-shape="id200" draw:start-glue-point="1" svg:x2="8.57704in" svg:y2="3.31736in" draw:end-shape="id186" draw:end-glue-point="0" draw:id="id215" draw:style-name="a1369" draw:name="Conector angular 109">
          <svg:title/>
          <svg:desc/>
        </draw:connector>
        <draw:connector draw:type="standard" svg:x1="8.0497in" svg:y1="2.66253in" draw:start-shape="id201" draw:start-glue-point="1" svg:x2="8.57704in" svg:y2="3.31736in" draw:end-shape="id186" draw:end-glue-point="0" draw:id="id216" draw:style-name="a1371" draw:name="Conector angular 111">
          <svg:title/>
          <svg:desc/>
        </draw:connector>
        <draw:custom-shape svg:x="5.09472in" svg:y="5.00643in" svg:width="1.18631in" svg:height="0.64626in" draw:id="id217" draw:style-name="a1376" draw:name="Forma libre 4">
          <svg:title/>
          <svg:desc/>
          <text:p text:style-name="a1375" text:class-names="" text:cond-style-name=""><text:span text:style-name="a1372" text:class-names="">Custodia la documentación</text:span><text:span text:style-name="a1373" text:class-names="">.</text:span><text:span text:style-name="a137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76141in" svg:y="5.00201in" svg:width="1.18631in" svg:height="0.64626in" draw:id="id218" draw:style-name="a1381" draw:name="Forma libre 4">
          <svg:title/>
          <svg:desc/>
          <text:p text:style-name="a1380" text:class-names="" text:cond-style-name=""><text:span text:style-name="a1377" text:class-names="">Realiza la denuncia de ventas</text:span><text:span text:style-name="a1378" text:class-names="">.</text:span><text:span text:style-name="a137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13179in" svg:y="5.00201in" svg:width="1.18631in" svg:height="0.64626in" draw:id="id219" draw:style-name="a1387" draw:name="Forma libre 4">
          <svg:title/>
          <svg:desc/>
          <text:p text:style-name="a1386" text:class-names="" text:cond-style-name=""><text:span text:style-name="a1382" text:class-names="">Realiza trámites</text:span><text:span text:style-name="a1383" text:class-names=""><text:s text:c="1"/>registral</text:span><text:span text:style-name="a1384" text:class-names="">.</text:span><text:span text:style-name="a138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4.03639in" svg:y1="4.3608in" draw:start-shape="id202" draw:start-glue-point="2" svg:x2="4.0209in" svg:y2="5.11806in" draw:end-shape="id199" draw:end-glue-point="0" draw:id="id220" draw:style-name="a1389" draw:name="Conector recto de flecha 117">
          <svg:title/>
          <svg:desc/>
        </draw:connector>
        <draw:frame draw:id="id221" draw:style-name="a1393" draw:name="CuadroTexto 110" svg:x="4.08514in" svg:y="3.27393in" svg:width="0.41656in" svg:height="0.35295in">
          <draw:text-box>
            <text:p text:style-name="a1392" text:class-names="" text:cond-style-name=""><text:span text:style-name="a1390" text:class-names="">NO</text:span><text:span text:style-name="a1391" text:class-names=""/></text:p>
          </draw:text-box>
          <svg:title/>
          <svg:desc/>
        </draw:frame>
        <draw:frame draw:id="id222" draw:style-name="a1396" draw:name="CuadroTexto 110" svg:x="4.85749in" svg:y="2.39248in" svg:width="0.29409in" svg:height="0.32019in">
          <draw:text-box>
            <text:p text:style-name="a1395" text:class-names="" text:cond-style-name=""><text:span text:style-name="a1394" text:class-names="">SI</text:span></text:p>
          </draw:text-box>
          <svg:title/>
          <svg:desc/>
        </draw:frame>
        <draw:frame draw:id="id223" draw:style-name="a1400" draw:name="CuadroTexto 110" svg:x="4.05505in" svg:y="2.08323in" svg:width="0.44313in" svg:height="0.33678in">
          <draw:text-box>
            <text:p text:style-name="a1399" text:class-names="" text:cond-style-name=""><text:span text:style-name="a1397" text:class-names="">NO</text:span><text:span text:style-name="a1398" text:class-names=""/></text:p>
          </draw:text-box>
          <svg:title/>
          <svg:desc/>
        </draw:frame>
        <draw:frame draw:id="id224" draw:style-name="a1404" draw:name="CuadroTexto 110" svg:x="4.14668in" svg:y="4.57933in" svg:width="0.41376in" svg:height="0.22122in">
          <draw:text-box>
            <text:p text:style-name="a1403" text:class-names="" text:cond-style-name=""><text:span text:style-name="a1401" text:class-names="">NO</text:span><text:span text:style-name="a1402" text:class-names=""/></text:p>
          </draw:text-box>
          <svg:title/>
          <svg:desc/>
        </draw:frame>
        <draw:connector draw:type="line" svg:x1="4.75101in" svg:y1="5.32514in" draw:start-shape="id199" draw:start-glue-point="1" svg:x2="5.09472in" svg:y2="5.32956in" draw:end-shape="id217" draw:end-glue-point="3" draw:id="id225" draw:style-name="a1406" draw:name="Conector recto de flecha 132">
          <svg:title/>
          <svg:desc/>
        </draw:connector>
        <draw:connector draw:type="line" svg:x1="6.28103in" svg:y1="5.32956in" draw:start-shape="id217" draw:start-glue-point="1" svg:x2="6.76141in" svg:y2="5.32514in" draw:end-shape="id218" draw:end-glue-point="3" draw:id="id226" draw:style-name="a1408" draw:name="Conector recto de flecha 134">
          <svg:title/>
          <svg:desc/>
        </draw:connector>
        <draw:connector draw:type="line" svg:x1="7.94772in" svg:y1="5.32514in" draw:start-shape="id218" draw:start-glue-point="1" svg:x2="8.13179in" svg:y2="5.32514in" draw:end-shape="id219" draw:end-glue-point="3" draw:id="id227" draw:style-name="a1410" draw:name="Conector recto de flecha 137">
          <svg:title/>
          <svg:desc/>
        </draw:connector>
        <presentation:notes draw:style-name="a1416">
          <draw:frame draw:id="id228" draw:style-name="a1413" draw:name="Marcador de número de diapositiva 6" svg:x="4.67953in" svg:y="11.10827in" svg:width="3.5878in" svg:height="0.58425in">
            <draw:text-box>
              <text:p text:style-name="a1412" text:class-names="" text:cond-style-name=""><text:span text:style-name="a1411" text:class-names=""><text:page-number style:num-format="1" text:fixed="false"/></text:span></text:p>
            </draw:text-box>
            <svg:title/>
            <svg:desc/>
          </draw:frame>
          <draw:frame draw:id="id229" presentation:style-name="a1414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2" svg:x="1.21007in" svg:y="0.88889in" svg:width="5.84549in" svg:height="4.38368in" presentation:class="page" draw:id="id230" presentation:style-name="a1415" draw:name="Marcador de imagen de diapositiva 2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81693in" svg:y="2.21142in" svg:width="9.38898in" svg:height="1.76929in"/>
      <presentation:placeholder presentation:object="object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81693in" svg:y="2.21142in" svg:width="9.38898in" svg:height="1.76929in"/>
      <presentation:placeholder presentation:object="object" svg:x="0.75868in" svg:y="2.20139in" svg:width="4.67014in" svg:height="5.24479in"/>
      <presentation:placeholder presentation:object="object" svg:x="5.59549in" svg:y="2.20139in" svg:width="4.6701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81693in" svg:y="2.21142in" svg:width="9.38898in" svg:height="1.769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81693in" svg:y="2.21142in" svg:width="9.38898in" svg:height="1.76929in"/>
      <presentation:placeholder presentation:object="outline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88889in" svg:y="2.20139in" svg:width="2.37674in" svg:height="5.24479in"/>
      <presentation:placeholder presentation:object="outline" svg:x="0.75868in" svg:y="2.20139in" svg:width="6.9635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175" svg:viewBox="0 0 20 30" svg:d="m10 0-10 30h20z"/>
    <draw:marker draw:name="a1370" svg:viewBox="0 0 20 30" svg:d="m10 0-10 30h20z"/>
    <draw:marker draw:name="a1140" svg:viewBox="0 0 20 30" svg:d="m10 0-10 30h20z"/>
    <draw:marker draw:name="a1177" svg:viewBox="0 0 20 30" svg:d="m10 0-10 30h20z"/>
    <draw:marker draw:name="a1142" svg:viewBox="0 0 20 30" svg:d="m10 0-10 30h20z"/>
    <draw:marker draw:name="a1284" svg:viewBox="0 0 20 30" svg:d="m10 0-10 30h20z"/>
    <draw:marker draw:name="a1405" svg:viewBox="0 0 20 30" svg:d="m10 0-10 30h20z"/>
    <draw:marker draw:name="a1407" svg:viewBox="0 0 20 30" svg:d="m10 0-10 30h20z"/>
    <draw:marker draw:name="a1409" svg:viewBox="0 0 20 30" svg:d="m10 0-10 30h20z"/>
    <draw:marker draw:name="a1360" svg:viewBox="0 0 20 30" svg:d="m10 0-10 30h20z"/>
    <draw:marker draw:name="a1165" svg:viewBox="0 0 20 30" svg:d="m10 0-10 30h20z"/>
    <draw:marker draw:name="a1167" svg:viewBox="0 0 20 30" svg:d="m10 0-10 30h20z"/>
    <draw:marker draw:name="a1362" svg:viewBox="0 0 20 30" svg:d="m10 0-10 30h20z"/>
    <draw:marker draw:name="a1169" svg:viewBox="0 0 20 30" svg:d="m10 0-10 30h20z"/>
    <draw:marker draw:name="a1364" svg:viewBox="0 0 20 30" svg:d="m10 0-10 30h20z"/>
    <draw:marker draw:name="a1366" svg:viewBox="0 0 20 30" svg:d="m10 0-10 30h20z"/>
    <draw:marker draw:name="a1368" svg:viewBox="0 0 20 30" svg:d="m10 0-10 30h20z"/>
    <draw:marker draw:name="a1183" svg:viewBox="0 0 20 30" svg:d="m10 0-10 30h20z"/>
    <draw:marker draw:name="a1185" svg:viewBox="0 0 20 30" svg:d="m10 0-10 30h20z"/>
    <draw:marker draw:name="a1293" svg:viewBox="0 0 20 30" svg:d="m10 0-10 30h20z"/>
    <draw:marker draw:name="a1388" svg:viewBox="0 0 20 30" svg:d="m10 0-10 30h20z"/>
    <draw:marker draw:name="a1352" svg:viewBox="0 0 20 30" svg:d="m10 0-10 30h20z"/>
    <draw:marker draw:name="a1354" svg:viewBox="0 0 20 30" svg:d="m10 0-10 30h20z"/>
    <draw:marker draw:name="a1356" svg:viewBox="0 0 20 30" svg:d="m10 0-10 30h20z"/>
    <draw:marker draw:name="a1358" svg:viewBox="0 0 20 30" svg:d="m10 0-10 30h20z"/>
    <draw:marker draw:name="a1171" svg:viewBox="0 0 20 30" svg:d="m10 0-10 30h20z"/>
    <draw:marker draw:name="a1173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draw:fill="none" draw:stroke="non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7">
      <style:graphic-properties draw:fill="none" draw:stroke="non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draw:fill="none" draw:stroke="non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draw:fill="none" draw:stroke="non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draw:fill="none" draw:stroke="non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376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draw:fill="none" draw:stroke="non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">
      <style:graphic-properties draw:fill="none" draw:stroke="non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draw:fill="none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draw:fill="none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draw:fill="none" draw:stroke="non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draw:fill="none" draw:stroke="non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none" draw:stroke="none"/>
    </style:style>
    <style:style style:family="presentation" style:name="a51">
      <style:graphic-properties draw:fill="none" draw:stroke="non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draw:fill="none" draw:stroke="non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draw:fill="none" draw:stroke="non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draw:fill="none" draw:stroke="non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draw:fill="none" draw:stroke="non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draw:fill="none" draw:stroke="non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draw:fill="none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draw:fill="none" draw:stroke="non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draw:fill="none" draw:stroke="non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Maestro-de-títulos-(predeterminado)" style:page-layout-name="pageLayout1" draw:style-name="a0">
      <draw:frame draw:id="id0" presentation:style-name="a3" draw:name="Marcador de título 1" svg:x="0.81693in" svg:y="2.21142in" svg:width="9.38898in" svg:height="1.76929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6" draw:name="Marcador de subtítulo 2" svg:x="1.64685in" svg:y="4.33071in" svg:width="7.72874in" svg:height="2.10512in" presentation:class="subtitle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9" draw:name="Marcador de fecha 3" svg:x="0.55118in" svg:y="7.53189in" svg:width="2.56811in" svg:height="0.57008in" presentation:class="date-time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12" draw:name="Marcador de pie de página 4" svg:x="3.77008in" svg:y="7.53189in" svg:width="3.49409in" svg:height="0.57008in" presentation:class="footer" presentation:placeholder="false">
        <draw:text-box>
          <text:p text:style-name="a11" text:class-names="" text:cond-style-name=""><text:span text:style-name="a10" text:class-names=""/></text:p>
        </draw:text-box>
        <svg:title/>
        <svg:desc/>
      </draw:frame>
      <draw:frame draw:id="id4" presentation:style-name="a15" draw:name="Marcador de número de diapositiva 5" svg:x="7.90394in" svg:y="7.53189in" svg:width="2.56811in" svg:height="0.57008in" presentation:class="page-number" presentation:placeholder="false">
        <draw:text-box>
          <text:p text:style-name="a14" text:class-names="" text:cond-style-name=""><text:span text:style-name="a13" text:class-names=""><text:page-number style:num-format="1" text:fixed="false"/></text:span></text:p>
        </draw:text-box>
        <svg:title/>
        <svg:desc/>
      </draw:frame>
      <presentation:notes style:page-layout-name="pageLayout2" draw:style-name="a32">
        <draw:page-thumbnail svg:x="1.21063in" svg:y="0.88858in" svg:width="5.84567in" svg:height="4.38425in" presentation:class="page" draw:id="id5" presentation:style-name="a16" draw:name="Marcador de imagen de diapositiva 1">
          <svg:title/>
          <svg:desc/>
        </draw:page-thumbnail>
        <draw:frame draw:id="id6" presentation:style-name="a19" draw:name="Marcador de notas 2" svg:x="0.82677in" svg:y="5.55394in" svg:width="6.61378in" svg:height="5.26142in" presentation:class="notes" presentation:placeholder="false">
          <draw:text-box>
            <text:p text:style-name="a18" text:class-names="" text:cond-style-name=""><text:span text:style-name="a17" text:class-names=""/></text:p>
          </draw:text-box>
          <svg:title/>
          <svg:desc/>
        </draw:frame>
        <draw:frame draw:id="id7" presentation:style-name="a22" draw:name="Marcador de encabezado 3" svg:x="0in" svg:y="0in" svg:width="3.5878in" svg:height="0.58425in" presentation:class="header" presentation:placeholder="false">
          <draw:text-box>
            <text:p text:style-name="a21" text:class-names="" text:cond-style-name=""><text:span text:style-name="a20" text:class-names=""/></text:p>
          </draw:text-box>
          <svg:title/>
          <svg:desc/>
        </draw:frame>
        <draw:frame draw:id="id8" presentation:style-name="a25" draw:name="Marcador de fecha 4" svg:x="4.67953in" svg:y="0in" svg:width="3.5878in" svg:height="0.58425in" presentation:class="date-time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  <draw:frame draw:id="id9" presentation:style-name="a28" draw:name="Marcador de pie de página 5" svg:x="0in" svg:y="11.10827in" svg:width="3.5878in" svg:height="0.58425in" presentation:class="foot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10" presentation:style-name="a31" draw:name="Marcador de número de diapositiva 6" svg:x="4.67953in" svg:y="11.10827in" svg:width="3.5878in" svg:height="0.58425in" presentation:class="page-number" presentation:placeholder="false">
          <draw:text-box>
            <text:p text:style-name="a30" text:class-names="" text:cond-style-name=""><text:span text:style-name="a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33">
      <draw:frame draw:id="id11" presentation:style-name="a37" draw:name="Título 1" svg:x="1.37847in" svg:y="1.35243in" svg:width="8.26736in" svg:height="2.87847in" presentation:class="title" presentation:placeholder="false">
        <draw:text-box>
          <text:p text:style-name="a36" text:class-names="" text:cond-style-name=""><text:span text:style-name="a34" text:class-names="">Haga clic para modificar el estilo de título del patrón</text:span><text:span text:style-name="a35" text:class-names=""/></text:p>
        </draw:text-box>
        <svg:title/>
        <svg:desc/>
      </draw:frame>
      <draw:frame draw:id="id12" presentation:style-name="a41" draw:name="Subtítulo 2" svg:x="1.37847in" svg:y="4.34201in" svg:width="8.26736in" svg:height="1.99653in" presentation:class="subtitle" presentation:placeholder="false">
        <draw:text-box>
          <text:p text:style-name="a40" text:class-names="" text:cond-style-name=""><text:span text:style-name="a38" text:class-names="">Haga clic para modificar el estilo de subtítulo del patrón</text:span><text:span text:style-name="a39" text:class-names=""/></text:p>
        </draw:text-box>
        <svg:title/>
        <svg:desc/>
      </draw:frame>
      <draw:frame draw:id="id13" presentation:style-name="a44" draw:name="Marcador de fecha 3" svg:x="0.55118in" svg:y="7.53189in" svg:width="2.56811in" svg:height="0.57008in" presentation:class="date-time" presentation:placeholder="false">
        <draw:text-box>
          <text:p text:style-name="a43" text:class-names="" text:cond-style-name=""><text:span text:style-name="a42" text:class-names=""/></text:p>
        </draw:text-box>
        <svg:title/>
        <svg:desc/>
      </draw:frame>
      <draw:frame draw:id="id14" presentation:style-name="a47" draw:name="Marcador de pie de página 4" svg:x="3.77008in" svg:y="7.53189in" svg:width="3.49409in" svg:height="0.57008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15" presentation:style-name="a50" draw:name="Marcador de número de diapositiva 5" svg:x="7.90394in" svg:y="7.53189in" svg:width="2.56811in" svg:height="0.57008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  <presentation:notes style:page-layout-name="pageLayout2" draw:style-name="a67">
        <draw:page-thumbnail svg:x="1.21063in" svg:y="0.88858in" svg:width="5.84567in" svg:height="4.38425in" presentation:class="page" draw:id="id5" presentation:style-name="a51" draw:name="Marcador de imagen de diapositiva 1">
          <svg:title/>
          <svg:desc/>
        </draw:page-thumbnail>
        <draw:frame draw:id="id6" presentation:style-name="a54" draw:name="Marcador de notas 2" svg:x="0.82677in" svg:y="5.55394in" svg:width="6.61378in" svg:height="5.26142in" presentation:class="notes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7" presentation:style-name="a57" draw:name="Marcador de encabezado 3" svg:x="0in" svg:y="0in" svg:width="3.5878in" svg:height="0.58425in" presentation:class="head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8" presentation:style-name="a60" draw:name="Marcador de fecha 4" svg:x="4.67953in" svg:y="0in" svg:width="3.5878in" svg:height="0.58425in" presentation:class="date-time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9" presentation:style-name="a63" draw:name="Marcador de pie de página 5" svg:x="0in" svg:y="11.10827in" svg:width="3.5878in" svg:height="0.58425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0" presentation:style-name="a66" draw:name="Marcador de número de diapositiva 6" svg:x="4.67953in" svg:y="11.10827in" svg:width="3.5878in" svg:height="0.58425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68">
      <draw:frame draw:id="id16" presentation:style-name="a72" draw:name="Título 1" svg:x="0.81693in" svg:y="2.21142in" svg:width="9.38898in" svg:height="1.76929in" presentation:class="title" presentation:placeholder="false">
        <draw:text-box>
          <text:p text:style-name="a71" text:class-names="" text:cond-style-name=""><text:span text:style-name="a69" text:class-names="">Haga clic para modificar el estilo de título del patrón</text:span><text:span text:style-name="a70" text:class-names=""/></text:p>
        </draw:text-box>
        <svg:title/>
        <svg:desc/>
      </draw:frame>
      <draw:frame draw:id="id17" presentation:style-name="a88" draw:name="Marcador de contenido 2" svg:x="0.75868in" svg:y="2.20139in" svg:width="9.50694in" svg:height="5.24479in" presentation:class="object" presentation:placeholder="false">
        <draw:text-box>
          <text:p text:style-name="a74" text:class-names="" text:cond-style-name=""><text:span text:style-name="a73" text:class-names="">Haga clic para modificar el estilo de texto del patrón</text:span></text:p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gundo ni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4" text:class-names="">Quinto nivel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1" draw:name="Marcador de fecha 3" svg:x="0.55118in" svg:y="7.53189in" svg:width="2.56811in" svg:height="0.57008in" presentation:class="date-time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ie de página 4" svg:x="3.77008in" svg:y="7.53189in" svg:width="3.49409in" svg:height="0.57008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7" draw:name="Marcador de número de diapositiva 5" svg:x="7.90394in" svg:y="7.53189in" svg:width="2.56811in" svg:height="0.57008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1.21063in" svg:y="0.88858in" svg:width="5.84567in" svg:height="4.38425in" presentation:class="page" draw:id="id5" presentation:style-name="a98" draw:name="Marcador de imagen de diapositiva 1">
          <svg:title/>
          <svg:desc/>
        </draw:page-thumbnail>
        <draw:frame draw:id="id6" presentation:style-name="a101" draw:name="Marcador de notas 2" svg:x="0.82677in" svg:y="5.55394in" svg:width="6.61378in" svg:height="5.26142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7" presentation:style-name="a104" draw:name="Marcador de encabezado 3" svg:x="0in" svg:y="0in" svg:width="3.5878in" svg:height="0.58425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8" presentation:style-name="a107" draw:name="Marcador de fecha 4" svg:x="4.67953in" svg:y="0in" svg:width="3.5878in" svg:height="0.58425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9" presentation:style-name="a110" draw:name="Marcador de pie de página 5" svg:x="0in" svg:y="11.10827in" svg:width="3.5878in" svg:height="0.5842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Marcador de número de diapositiva 6" svg:x="4.67953in" svg:y="11.10827in" svg:width="3.5878in" svg:height="0.5842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15">
      <draw:frame draw:id="id21" presentation:style-name="a119" draw:name="Título 1" svg:x="0.75174in" svg:y="2.06076in" svg:width="9.50868in" svg:height="3.43924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2" presentation:style-name="a123" draw:name="Marcador de texto 2" svg:x="0.75174in" svg:y="5.53299in" svg:width="9.50868in" svg:height="1.80729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126" draw:name="Marcador de fecha 3" svg:x="0.55118in" svg:y="7.53189in" svg:width="2.56811in" svg:height="0.57008in" presentation:class="date-tim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4" presentation:style-name="a129" draw:name="Marcador de pie de página 4" svg:x="3.77008in" svg:y="7.53189in" svg:width="3.49409in" svg:height="0.5700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5" presentation:style-name="a132" draw:name="Marcador de número de diapositiva 5" svg:x="7.90394in" svg:y="7.53189in" svg:width="2.56811in" svg:height="0.5700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21063in" svg:y="0.88858in" svg:width="5.84567in" svg:height="4.38425in" presentation:class="page" draw:id="id5" presentation:style-name="a133" draw:name="Marcador de imagen de diapositiva 1">
          <svg:title/>
          <svg:desc/>
        </draw:page-thumbnail>
        <draw:frame draw:id="id6" presentation:style-name="a136" draw:name="Marcador de notas 2" svg:x="0.82677in" svg:y="5.55394in" svg:width="6.61378in" svg:height="5.26142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Marcador de encabezado 3" svg:x="0in" svg:y="0in" svg:width="3.5878in" svg:height="0.5842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Marcador de fecha 4" svg:x="4.67953in" svg:y="0in" svg:width="3.5878in" svg:height="0.5842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Marcador de pie de página 5" svg:x="0in" svg:y="11.10827in" svg:width="3.5878in" svg:height="0.5842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Marcador de número de diapositiva 6" svg:x="4.67953in" svg:y="11.10827in" svg:width="3.5878in" svg:height="0.5842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50">
      <draw:frame draw:id="id26" presentation:style-name="a154" draw:name="Título 1" svg:x="0.81693in" svg:y="2.21142in" svg:width="9.38898in" svg:height="1.76929in" presentation:class="title" presentation:placeholder="false">
        <draw:text-box>
          <text:p text:style-name="a153" text:class-names="" text:cond-style-name=""><text:span text:style-name="a151" text:class-names="">Haga clic para modificar el estilo de título del patrón</text:span><text:span text:style-name="a152" text:class-names=""/></text:p>
        </draw:text-box>
        <svg:title/>
        <svg:desc/>
      </draw:frame>
      <draw:frame draw:id="id27" presentation:style-name="a170" draw:name="Marcador de contenido 2" svg:x="0.75868in" svg:y="2.20139in" svg:width="4.67014in" svg:height="5.24479in" presentation:class="object" presentation:placeholder="false">
        <draw:text-box>
          <text:p text:style-name="a156" text:class-names="" text:cond-style-name=""><text:span text:style-name="a155" text:class-names="">Haga clic para modificar el estilo de texto del patrón</text:span></text:p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Segundo nivel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6" text:class-names="">Quinto nivel</text:span><text:span text:style-name="a1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6" draw:name="Marcador de contenido 3" svg:x="5.59549in" svg:y="2.20139in" svg:width="4.67014in" svg:height="5.24479in" presentation:class="object" presentation:placeholder="false">
        <draw:text-box>
          <text:p text:style-name="a172" text:class-names="" text:cond-style-name=""><text:span text:style-name="a171" text:class-names="">Haga clic para modificar el estilo de texto del patrón</text:span></text:p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9" draw:name="Marcador de fecha 4" svg:x="0.55118in" svg:y="7.53189in" svg:width="2.56811in" svg:height="0.57008in" presentation:class="date-time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frame draw:id="id30" presentation:style-name="a192" draw:name="Marcador de pie de página 5" svg:x="3.77008in" svg:y="7.53189in" svg:width="3.49409in" svg:height="0.57008in" presentation:class="footer" presentation:placeholder="false">
        <draw:text-box>
          <text:p text:style-name="a191" text:class-names="" text:cond-style-name=""><text:span text:style-name="a190" text:class-names=""/></text:p>
        </draw:text-box>
        <svg:title/>
        <svg:desc/>
      </draw:frame>
      <draw:frame draw:id="id31" presentation:style-name="a195" draw:name="Marcador de número de diapositiva 6" svg:x="7.90394in" svg:y="7.53189in" svg:width="2.56811in" svg:height="0.57008in" presentation:class="page-number" presentation:placeholder="false">
        <draw:text-box>
          <text:p text:style-name="a194" text:class-names="" text:cond-style-name=""><text:span text:style-name="a193" text:class-names=""><text:page-number style:num-format="1" text:fixed="false"/></text:span></text:p>
        </draw:text-box>
        <svg:title/>
        <svg:desc/>
      </draw:frame>
      <presentation:notes style:page-layout-name="pageLayout2" draw:style-name="a212">
        <draw:page-thumbnail svg:x="1.21063in" svg:y="0.88858in" svg:width="5.84567in" svg:height="4.38425in" presentation:class="page" draw:id="id5" presentation:style-name="a196" draw:name="Marcador de imagen de diapositiva 1">
          <svg:title/>
          <svg:desc/>
        </draw:page-thumbnail>
        <draw:frame draw:id="id6" presentation:style-name="a199" draw:name="Marcador de notas 2" svg:x="0.82677in" svg:y="5.55394in" svg:width="6.61378in" svg:height="5.26142in" presentation:class="notes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7" presentation:style-name="a202" draw:name="Marcador de encabezado 3" svg:x="0in" svg:y="0in" svg:width="3.5878in" svg:height="0.58425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8" presentation:style-name="a205" draw:name="Marcador de fecha 4" svg:x="4.67953in" svg:y="0in" svg:width="3.5878in" svg:height="0.58425in" presentation:class="date-time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9" presentation:style-name="a208" draw:name="Marcador de pie de página 5" svg:x="0in" svg:y="11.10827in" svg:width="3.5878in" svg:height="0.58425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0" presentation:style-name="a211" draw:name="Marcador de número de diapositiva 6" svg:x="4.67953in" svg:y="11.10827in" svg:width="3.5878in" svg:height="0.58425in" presentation:class="page-number" presentation:placeholder="false">
          <draw:text-box>
            <text:p text:style-name="a210" text:class-names="" text:cond-style-name=""><text:span text:style-name="a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13">
      <draw:frame draw:id="id32" presentation:style-name="a217" draw:name="Título 1" svg:x="0.75868in" svg:y="0.44097in" svg:width="9.50868in" svg:height="1.59722in" presentation:class="title" presentation:placeholder="false">
        <draw:text-box>
          <text:p text:style-name="a216" text:class-names="" text:cond-style-name=""><text:span text:style-name="a214" text:class-names="">Haga clic para modificar el estilo de título del patrón</text:span><text:span text:style-name="a215" text:class-names=""/></text:p>
        </draw:text-box>
        <svg:title/>
        <svg:desc/>
      </draw:frame>
      <draw:frame draw:id="id33" presentation:style-name="a221" draw:name="Marcador de texto 2" svg:x="0.75868in" svg:y="2.02604in" svg:width="4.66493in" svg:height="0.99306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237" draw:name="Marcador de contenido 3" svg:x="0.75868in" svg:y="3.0191in" svg:width="4.66493in" svg:height="4.44271in" presentation:class="object" presentation:placeholder="false">
        <draw:text-box>
          <text:p text:style-name="a223" text:class-names="" text:cond-style-name=""><text:span text:style-name="a222" text:class-names="">Haga clic para modificar el estilo de texto del patrón</text:span></text:p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gundo ni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Quinto ni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1" draw:name="Marcador de texto 4" svg:x="5.5816in" svg:y="2.02604in" svg:width="4.68576in" svg:height="0.99306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257" draw:name="Marcador de contenido 5" svg:x="5.5816in" svg:y="3.0191in" svg:width="4.68576in" svg:height="4.44271in" presentation:class="object" presentation:placeholder="false">
        <draw:text-box>
          <text:p text:style-name="a243" text:class-names="" text:cond-style-name=""><text:span text:style-name="a242" text:class-names="">Haga clic para modificar el estilo de texto del patrón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gundo ni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Quinto ni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0" draw:name="Marcador de fecha 6" svg:x="0.55118in" svg:y="7.53189in" svg:width="2.56811in" svg:height="0.57008in" presentation:class="date-time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38" presentation:style-name="a263" draw:name="Marcador de pie de página 7" svg:x="3.77008in" svg:y="7.53189in" svg:width="3.49409in" svg:height="0.57008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9" presentation:style-name="a266" draw:name="Marcador de número de diapositiva 8" svg:x="7.90394in" svg:y="7.53189in" svg:width="2.56811in" svg:height="0.57008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  <presentation:notes style:page-layout-name="pageLayout2" draw:style-name="a283">
        <draw:page-thumbnail svg:x="1.21063in" svg:y="0.88858in" svg:width="5.84567in" svg:height="4.38425in" presentation:class="page" draw:id="id5" presentation:style-name="a267" draw:name="Marcador de imagen de diapositiva 1">
          <svg:title/>
          <svg:desc/>
        </draw:page-thumbnail>
        <draw:frame draw:id="id6" presentation:style-name="a270" draw:name="Marcador de notas 2" svg:x="0.82677in" svg:y="5.55394in" svg:width="6.61378in" svg:height="5.26142in" presentation:class="notes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7" presentation:style-name="a273" draw:name="Marcador de encabezado 3" svg:x="0in" svg:y="0in" svg:width="3.5878in" svg:height="0.58425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8" presentation:style-name="a276" draw:name="Marcador de fecha 4" svg:x="4.67953in" svg:y="0in" svg:width="3.5878in" svg:height="0.58425in" presentation:class="date-time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9" presentation:style-name="a279" draw:name="Marcador de pie de página 5" svg:x="0in" svg:y="11.10827in" svg:width="3.5878in" svg:height="0.58425in" presentation:class="foot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10" presentation:style-name="a282" draw:name="Marcador de número de diapositiva 6" svg:x="4.67953in" svg:y="11.10827in" svg:width="3.5878in" svg:height="0.58425in" presentation:class="page-number" presentation:placeholder="false">
          <draw:text-box>
            <text:p text:style-name="a281" text:class-names="" text:cond-style-name=""><text:span text:style-name="a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84">
      <draw:frame draw:id="id40" presentation:style-name="a288" draw:name="Título 1" svg:x="0.81693in" svg:y="2.21142in" svg:width="9.38898in" svg:height="1.76929in" presentation:class="title" presentation:placeholder="false">
        <draw:text-box>
          <text:p text:style-name="a287" text:class-names="" text:cond-style-name=""><text:span text:style-name="a285" text:class-names="">Haga clic para modificar el estilo de título del patrón</text:span><text:span text:style-name="a286" text:class-names=""/></text:p>
        </draw:text-box>
        <svg:title/>
        <svg:desc/>
      </draw:frame>
      <draw:frame draw:id="id41" presentation:style-name="a291" draw:name="Marcador de fecha 2" svg:x="0.55118in" svg:y="7.53189in" svg:width="2.56811in" svg:height="0.57008in" presentation:class="date-time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42" presentation:style-name="a294" draw:name="Marcador de pie de página 3" svg:x="3.77008in" svg:y="7.53189in" svg:width="3.49409in" svg:height="0.57008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43" presentation:style-name="a297" draw:name="Marcador de número de diapositiva 4" svg:x="7.90394in" svg:y="7.53189in" svg:width="2.56811in" svg:height="0.57008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/></text:span></text:p>
        </draw:text-box>
        <svg:title/>
        <svg:desc/>
      </draw:frame>
      <presentation:notes style:page-layout-name="pageLayout2" draw:style-name="a314">
        <draw:page-thumbnail svg:x="1.21063in" svg:y="0.88858in" svg:width="5.84567in" svg:height="4.38425in" presentation:class="page" draw:id="id5" presentation:style-name="a298" draw:name="Marcador de imagen de diapositiva 1">
          <svg:title/>
          <svg:desc/>
        </draw:page-thumbnail>
        <draw:frame draw:id="id6" presentation:style-name="a301" draw:name="Marcador de notas 2" svg:x="0.82677in" svg:y="5.55394in" svg:width="6.61378in" svg:height="5.26142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7" presentation:style-name="a304" draw:name="Marcador de encabezado 3" svg:x="0in" svg:y="0in" svg:width="3.5878in" svg:height="0.5842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8" presentation:style-name="a307" draw:name="Marcador de fecha 4" svg:x="4.67953in" svg:y="0in" svg:width="3.5878in" svg:height="0.58425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9" presentation:style-name="a310" draw:name="Marcador de pie de página 5" svg:x="0in" svg:y="11.10827in" svg:width="3.5878in" svg:height="0.58425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3" draw:name="Marcador de número de diapositiva 6" svg:x="4.67953in" svg:y="11.10827in" svg:width="3.5878in" svg:height="0.58425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15">
      <draw:frame draw:id="id44" presentation:style-name="a318" draw:name="Marcador de fecha 1" svg:x="0.55118in" svg:y="7.53189in" svg:width="2.56811in" svg:height="0.57008in" presentation:class="date-time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45" presentation:style-name="a321" draw:name="Marcador de pie de página 2" svg:x="3.77008in" svg:y="7.53189in" svg:width="3.49409in" svg:height="0.57008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46" presentation:style-name="a324" draw:name="Marcador de número de diapositiva 3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5" presentation:style-name="a325" draw:name="Marcador de imagen de diapositiva 1">
          <svg:title/>
          <svg:desc/>
        </draw:page-thumbnail>
        <draw:frame draw:id="id6" presentation:style-name="a328" draw:name="Marcador de nota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Marcador de encabezado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Marcador de fecha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Marcador de pie de página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Marcador de número de diapositiva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42">
      <draw:frame draw:id="id47" presentation:style-name="a346" draw:name="Título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3" text:class-names="">Haga clic para modificar el estilo de título del patrón</text:span><text:span text:style-name="a344" text:class-names=""/></text:p>
        </draw:text-box>
        <svg:title/>
        <svg:desc/>
      </draw:frame>
      <draw:frame draw:id="id48" presentation:style-name="a362" draw:name="Marcador de contenido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Haga clic para modificar el estilo de texto del patrón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i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Quinto ni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Marcador de texto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369" draw:name="Marcador de fecha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Marcador de pie de página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Marcador de número de diapositiva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Marcador de imagen de diapositiva 1">
          <svg:title/>
          <svg:desc/>
        </draw:page-thumbnail>
        <draw:frame draw:id="id6" presentation:style-name="a379" draw:name="Marcador de notas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Marcador de encabezado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Marcador de fecha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Marcador de pie de página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Marcador de número de diapositiva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393">
      <draw:frame draw:id="id53" presentation:style-name="a397" draw:name="Título 1" svg:x="0.75868in" svg:y="0.55035in" svg:width="3.55556in" svg:height="1.93056in" presentation:class="title" presentation:placeholder="false">
        <draw:text-box>
          <text:p text:style-name="a396" text:class-names="" text:cond-style-name=""><text:span text:style-name="a394" text:class-names="">Haga clic para modificar el estilo de título del patrón</text:span><text:span text:style-name="a395" text:class-names=""/></text:p>
        </draw:text-box>
        <svg:title/>
        <svg:desc/>
      </draw:frame>
      <draw:frame draw:id="id54" presentation:style-name="a400" draw:name="Marcador de posición de imagen 2" svg:x="4.6875in" svg:y="1.19097in" svg:width="5.57986in" svg:height="5.875in" presentation:class="graphic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55" presentation:style-name="a404" draw:name="Marcador de texto 3" svg:x="0.75868in" svg:y="2.4809in" svg:width="3.55556in" svg:height="4.59375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407" draw:name="Marcador de fecha 4" svg:x="0.55118in" svg:y="7.53189in" svg:width="2.56811in" svg:height="0.57008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7" presentation:style-name="a410" draw:name="Marcador de pie de página 5" svg:x="3.77008in" svg:y="7.53189in" svg:width="3.49409in" svg:height="0.57008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8" presentation:style-name="a413" draw:name="Marcador de número de diapositiva 6" svg:x="7.90394in" svg:y="7.53189in" svg:width="2.56811in" svg:height="0.57008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page-thumbnail svg:x="1.21063in" svg:y="0.88858in" svg:width="5.84567in" svg:height="4.38425in" presentation:class="page" draw:id="id5" presentation:style-name="a414" draw:name="Marcador de imagen de diapositiva 1">
          <svg:title/>
          <svg:desc/>
        </draw:page-thumbnail>
        <draw:frame draw:id="id6" presentation:style-name="a417" draw:name="Marcador de notas 2" svg:x="0.82677in" svg:y="5.55394in" svg:width="6.61378in" svg:height="5.26142in" presentation:class="notes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7" presentation:style-name="a420" draw:name="Marcador de encabezado 3" svg:x="0in" svg:y="0in" svg:width="3.5878in" svg:height="0.58425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8" presentation:style-name="a423" draw:name="Marcador de fecha 4" svg:x="4.67953in" svg:y="0in" svg:width="3.5878in" svg:height="0.58425in" presentation:class="date-time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9" presentation:style-name="a426" draw:name="Marcador de pie de página 5" svg:x="0in" svg:y="11.10827in" svg:width="3.5878in" svg:height="0.58425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0" presentation:style-name="a429" draw:name="Marcador de número de diapositiva 6" svg:x="4.67953in" svg:y="11.10827in" svg:width="3.5878in" svg:height="0.58425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31">
      <draw:frame draw:id="id59" presentation:style-name="a435" draw:name="Título 1" svg:x="0.81693in" svg:y="2.21142in" svg:width="9.38898in" svg:height="1.76929in" presentation:class="title" presentation:placeholder="false">
        <draw:text-box>
          <text:p text:style-name="a434" text:class-names="" text:cond-style-name=""><text:span text:style-name="a432" text:class-names="">Haga clic para modificar el estilo de título del patrón</text:span><text:span text:style-name="a433" text:class-names=""/></text:p>
        </draw:text-box>
        <svg:title/>
        <svg:desc/>
      </draw:frame>
      <draw:frame draw:id="id60" presentation:style-name="a452" draw:name="Marcador de texto vertical 2" svg:x="0.75868in" svg:y="2.20139in" svg:width="9.50694in" svg:height="5.24479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Haga clic para modificar el estilo de texto del patrón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gundo ni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ercer ni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Quinto ni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5" draw:name="Marcador de fecha 3" svg:x="0.55118in" svg:y="7.53189in" svg:width="2.56811in" svg:height="0.57008in" presentation:class="date-time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2" presentation:style-name="a458" draw:name="Marcador de pie de página 4" svg:x="3.77008in" svg:y="7.53189in" svg:width="3.49409in" svg:height="0.57008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63" presentation:style-name="a461" draw:name="Marcador de número de diapositiva 5" svg:x="7.90394in" svg:y="7.53189in" svg:width="2.56811in" svg:height="0.57008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page-thumbnail svg:x="1.21063in" svg:y="0.88858in" svg:width="5.84567in" svg:height="4.38425in" presentation:class="page" draw:id="id5" presentation:style-name="a462" draw:name="Marcador de imagen de diapositiva 1">
          <svg:title/>
          <svg:desc/>
        </draw:page-thumbnail>
        <draw:frame draw:id="id6" presentation:style-name="a465" draw:name="Marcador de notas 2" svg:x="0.82677in" svg:y="5.55394in" svg:width="6.61378in" svg:height="5.26142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7" presentation:style-name="a468" draw:name="Marcador de encabezado 3" svg:x="0in" svg:y="0in" svg:width="3.5878in" svg:height="0.58425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8" presentation:style-name="a471" draw:name="Marcador de fecha 4" svg:x="4.67953in" svg:y="0in" svg:width="3.5878in" svg:height="0.58425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9" presentation:style-name="a474" draw:name="Marcador de pie de página 5" svg:x="0in" svg:y="11.10827in" svg:width="3.5878in" svg:height="0.58425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0" presentation:style-name="a477" draw:name="Marcador de número de diapositiva 6" svg:x="4.67953in" svg:y="11.10827in" svg:width="3.5878in" svg:height="0.58425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79">
      <draw:frame draw:id="id64" presentation:style-name="a483" draw:name="Título vertical 1" svg:x="7.88889in" svg:y="2.20139in" svg:width="2.37674in" svg:height="5.24479in" presentation:class="title" presentation:placeholder="false">
        <draw:text-box>
          <text:p text:style-name="a482" text:class-names="" text:cond-style-name=""><text:span text:style-name="a480" text:class-names="">Haga clic para modificar el estilo de título del patrón</text:span><text:span text:style-name="a481" text:class-names=""/></text:p>
        </draw:text-box>
        <svg:title/>
        <svg:desc/>
      </draw:frame>
      <draw:frame draw:id="id65" presentation:style-name="a500" draw:name="Marcador de texto vertical 2" svg:x="0.75868in" svg:y="2.20139in" svg:width="6.96354in" svg:height="5.24479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Haga clic para modificar el estilo de texto del patrón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gundo ni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list text:style-name="a499">
                            <text:list-item>
                              <text:p text:style-name="a498" text:class-names="" text:cond-style-name=""><text:span text:style-name="a496" text:class-names="">Quinto nivel</text:span><text:span text:style-name="a4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3" draw:name="Marcador de fecha 3" svg:x="0.55118in" svg:y="7.53189in" svg:width="2.56811in" svg:height="0.57008in" presentation:class="date-time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67" presentation:style-name="a506" draw:name="Marcador de pie de página 4" svg:x="3.77008in" svg:y="7.53189in" svg:width="3.49409in" svg:height="0.57008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68" presentation:style-name="a509" draw:name="Marcador de número de diapositiva 5" svg:x="7.90394in" svg:y="7.53189in" svg:width="2.56811in" svg:height="0.57008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page-thumbnail svg:x="1.21063in" svg:y="0.88858in" svg:width="5.84567in" svg:height="4.38425in" presentation:class="page" draw:id="id5" presentation:style-name="a510" draw:name="Marcador de imagen de diapositiva 1">
          <svg:title/>
          <svg:desc/>
        </draw:page-thumbnail>
        <draw:frame draw:id="id6" presentation:style-name="a513" draw:name="Marcador de notas 2" svg:x="0.82677in" svg:y="5.55394in" svg:width="6.61378in" svg:height="5.26142in" presentation:class="notes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7" presentation:style-name="a516" draw:name="Marcador de encabezado 3" svg:x="0in" svg:y="0in" svg:width="3.5878in" svg:height="0.58425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8" presentation:style-name="a519" draw:name="Marcador de fecha 4" svg:x="4.67953in" svg:y="0in" svg:width="3.5878in" svg:height="0.58425in" presentation:class="date-time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9" presentation:style-name="a522" draw:name="Marcador de pie de página 5" svg:x="0in" svg:y="11.10827in" svg:width="3.5878in" svg:height="0.58425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Marcador de número de diapositiva 6" svg:x="4.67953in" svg:y="11.10827in" svg:width="3.5878in" svg:height="0.58425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Maestro-de-títulos/textos-(predeterminado)" style:page-layout-name="pageLayout1" draw:style-name="a527">
      <draw:frame draw:id="id69" presentation:style-name="a530" draw:name="Marcador de título 1" svg:x="0.55118in" svg:y="0.32953in" svg:width="9.92087in" svg:height="1.38031in" presentation:class="title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0" presentation:style-name="a547" draw:name="Marcador de texto 2" svg:x="0.55118in" svg:y="1.93465in" svg:width="9.92087in" svg:height="5.4563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Haga clic para modificar el estilo de texto del patrón</text:span></text:p>
            </text:list-item>
          </text:list>
          <text:list text:style-name="a536">
            <text:list-item>
              <text:list text:style-name="a536">
                <text:list-item>
                  <text:p text:style-name="a535" text:class-names="" text:cond-style-name=""><text:span text:style-name="a534" text:class-names="">Segundo nivel</text:span></text:p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p text:style-name="a538" text:class-names="" text:cond-style-name=""><text:span text:style-name="a537" text:class-names="">Tercer nivel</text:span></text:p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p text:style-name="a541" text:class-names="" text:cond-style-name=""><text:span text:style-name="a54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list text:style-name="a546">
                            <text:list-item>
                              <text:p text:style-name="a545" text:class-names="" text:cond-style-name=""><text:span text:style-name="a543" text:class-names="">Quinto nivel</text:span><text:span text:style-name="a5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50" draw:name="Marcador de fecha 3" svg:x="0.55118in" svg:y="7.53189in" svg:width="2.56811in" svg:height="0.57008in" presentation:class="date-time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72" presentation:style-name="a553" draw:name="Marcador de pie de página 4" svg:x="3.77008in" svg:y="7.53189in" svg:width="3.49409in" svg:height="0.57008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73" presentation:style-name="a556" draw:name="Marcador de número de diapositiva 5" svg:x="7.90394in" svg:y="7.53189in" svg:width="2.56811in" svg:height="0.57008in" presentation:class="page-number" presentation:placeholder="false">
        <draw:text-box>
          <text:p text:style-name="a555" text:class-names="" text:cond-style-name=""><text:span text:style-name="a554" text:class-names=""><text:page-number style:num-format="1" text:fixed="false"/></text:span></text:p>
        </draw:text-box>
        <svg:title/>
        <svg:desc/>
      </draw:frame>
      <presentation:notes style:page-layout-name="pageLayout2" draw:style-name="a573">
        <draw:page-thumbnail svg:x="1.21063in" svg:y="0.88858in" svg:width="5.84567in" svg:height="4.38425in" presentation:class="page" draw:id="id5" presentation:style-name="a557" draw:name="Marcador de imagen de diapositiva 1">
          <svg:title/>
          <svg:desc/>
        </draw:page-thumbnail>
        <draw:frame draw:id="id6" presentation:style-name="a560" draw:name="Marcador de notas 2" svg:x="0.82677in" svg:y="5.55394in" svg:width="6.61378in" svg:height="5.26142in" presentation:class="notes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7" presentation:style-name="a563" draw:name="Marcador de encabezado 3" svg:x="0in" svg:y="0in" svg:width="3.5878in" svg:height="0.58425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8" presentation:style-name="a566" draw:name="Marcador de fecha 4" svg:x="4.67953in" svg:y="0in" svg:width="3.5878in" svg:height="0.58425in" presentation:class="date-time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9" presentation:style-name="a569" draw:name="Marcador de pie de página 5" svg:x="0in" svg:y="11.10827in" svg:width="3.5878in" svg:height="0.58425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0" presentation:style-name="a572" draw:name="Marcador de número de diapositiva 6" svg:x="4.67953in" svg:y="11.10827in" svg:width="3.5878in" svg:height="0.58425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de-título" style:page-layout-name="pageLayout1" draw:style-name="a574">
      <draw:frame draw:id="id74" presentation:style-name="a578" draw:name="Título 1" svg:x="1.37847in" svg:y="1.35243in" svg:width="8.26736in" svg:height="2.87847in" presentation:class="title" presentation:placeholder="false">
        <draw:text-box>
          <text:p text:style-name="a577" text:class-names="" text:cond-style-name=""><text:span text:style-name="a575" text:class-names="">Haga clic para modificar el estilo de título del patrón</text:span><text:span text:style-name="a576" text:class-names=""/></text:p>
        </draw:text-box>
        <svg:title/>
        <svg:desc/>
      </draw:frame>
      <draw:frame draw:id="id75" presentation:style-name="a582" draw:name="Subtítulo 2" svg:x="1.37847in" svg:y="4.34201in" svg:width="8.26736in" svg:height="1.99653in" presentation:class="subtitle" presentation:placeholder="false">
        <draw:text-box>
          <text:p text:style-name="a581" text:class-names="" text:cond-style-name=""><text:span text:style-name="a579" text:class-names="">Haga clic para modificar el estilo de subtítulo del patrón</text:span><text:span text:style-name="a580" text:class-names=""/></text:p>
        </draw:text-box>
        <svg:title/>
        <svg:desc/>
      </draw:frame>
      <draw:frame draw:id="id76" presentation:style-name="a585" draw:name="Marcador de fecha 3" svg:x="0.55118in" svg:y="7.53189in" svg:width="2.56811in" svg:height="0.57008in" presentation:class="date-time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77" presentation:style-name="a588" draw:name="Marcador de pie de página 4" svg:x="3.77008in" svg:y="7.53189in" svg:width="3.49409in" svg:height="0.57008in" presentation:class="footer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78" presentation:style-name="a591" draw:name="Marcador de número de diapositiva 5" svg:x="7.90394in" svg:y="7.53189in" svg:width="2.56811in" svg:height="0.57008in" presentation:class="page-number" presentation:placeholder="false">
        <draw:text-box>
          <text:p text:style-name="a590" text:class-names="" text:cond-style-name=""><text:span text:style-name="a589" text:class-names=""><text:page-number style:num-format="1" text:fixed="false"/></text:span></text:p>
        </draw:text-box>
        <svg:title/>
        <svg:desc/>
      </draw:frame>
      <presentation:notes style:page-layout-name="pageLayout2" draw:style-name="a608">
        <draw:page-thumbnail svg:x="1.21063in" svg:y="0.88858in" svg:width="5.84567in" svg:height="4.38425in" presentation:class="page" draw:id="id5" presentation:style-name="a592" draw:name="Marcador de imagen de diapositiva 1">
          <svg:title/>
          <svg:desc/>
        </draw:page-thumbnail>
        <draw:frame draw:id="id6" presentation:style-name="a595" draw:name="Marcador de notas 2" svg:x="0.82677in" svg:y="5.55394in" svg:width="6.61378in" svg:height="5.26142in" presentation:class="notes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7" presentation:style-name="a598" draw:name="Marcador de encabezado 3" svg:x="0in" svg:y="0in" svg:width="3.5878in" svg:height="0.58425in" presentation:class="head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8" presentation:style-name="a601" draw:name="Marcador de fecha 4" svg:x="4.67953in" svg:y="0in" svg:width="3.5878in" svg:height="0.58425in" presentation:class="date-time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9" presentation:style-name="a604" draw:name="Marcador de pie de página 5" svg:x="0in" svg:y="11.10827in" svg:width="3.5878in" svg:height="0.58425in" presentation:class="foot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10" presentation:style-name="a607" draw:name="Marcador de número de diapositiva 6" svg:x="4.67953in" svg:y="11.10827in" svg:width="3.5878in" svg:height="0.58425in" presentation:class="page-number" presentation:placeholder="false">
          <draw:text-box>
            <text:p text:style-name="a606" text:class-names="" text:cond-style-name=""><text:span text:style-name="a6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y-objetos" style:page-layout-name="pageLayout1" draw:style-name="a609">
      <draw:frame draw:id="id79" presentation:style-name="a613" draw:name="Título 1" svg:x="0.55118in" svg:y="0.32953in" svg:width="9.92087in" svg:height="1.38031in" presentation:class="title" presentation:placeholder="false">
        <draw:text-box>
          <text:p text:style-name="a612" text:class-names="" text:cond-style-name=""><text:span text:style-name="a610" text:class-names="">Haga clic para modificar el estilo de título del patrón</text:span><text:span text:style-name="a611" text:class-names=""/></text:p>
        </draw:text-box>
        <svg:title/>
        <svg:desc/>
      </draw:frame>
      <draw:frame draw:id="id80" presentation:style-name="a629" draw:name="Marcador de contenido 2" svg:x="0.55118in" svg:y="1.93465in" svg:width="9.92087in" svg:height="5.4563in" presentation:class="object" presentation:placeholder="false">
        <draw:text-box>
          <text:p text:style-name="a615" text:class-names="" text:cond-style-name=""><text:span text:style-name="a614" text:class-names="">Haga clic para modificar el estilo de texto del patrón</text:span></text:p>
          <text:list text:style-name="a618">
            <text:list-item>
              <text:list text:style-name="a618">
                <text:list-item>
                  <text:p text:style-name="a617" text:class-names="" text:cond-style-name=""><text:span text:style-name="a616" text:class-names="">Segundo nivel</text:span></text:p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p text:style-name="a620" text:class-names="" text:cond-style-name=""><text:span text:style-name="a619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list text:style-name="a624">
                        <text:list-item>
                          <text:p text:style-name="a623" text:class-names="" text:cond-style-name=""><text:span text:style-name="a62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list text:style-name="a628">
                        <text:list-item>
                          <text:list text:style-name="a628">
                            <text:list-item>
                              <text:p text:style-name="a627" text:class-names="" text:cond-style-name=""><text:span text:style-name="a625" text:class-names="">Quinto nivel</text:span><text:span text:style-name="a6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32" draw:name="Marcador de fecha 3" svg:x="0.55118in" svg:y="7.53189in" svg:width="2.56811in" svg:height="0.57008in" presentation:class="date-time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82" presentation:style-name="a635" draw:name="Marcador de pie de página 4" svg:x="3.77008in" svg:y="7.53189in" svg:width="3.49409in" svg:height="0.57008in" presentation:class="footer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83" presentation:style-name="a638" draw:name="Marcador de número de diapositiva 5" svg:x="7.90394in" svg:y="7.53189in" svg:width="2.56811in" svg:height="0.57008in" presentation:class="page-number" presentation:placeholder="false">
        <draw:text-box>
          <text:p text:style-name="a637" text:class-names="" text:cond-style-name=""><text:span text:style-name="a636" text:class-names=""><text:page-number style:num-format="1" text:fixed="false"/></text:span></text:p>
        </draw:text-box>
        <svg:title/>
        <svg:desc/>
      </draw:frame>
      <presentation:notes style:page-layout-name="pageLayout2" draw:style-name="a655">
        <draw:page-thumbnail svg:x="1.21063in" svg:y="0.88858in" svg:width="5.84567in" svg:height="4.38425in" presentation:class="page" draw:id="id5" presentation:style-name="a639" draw:name="Marcador de imagen de diapositiva 1">
          <svg:title/>
          <svg:desc/>
        </draw:page-thumbnail>
        <draw:frame draw:id="id6" presentation:style-name="a642" draw:name="Marcador de notas 2" svg:x="0.82677in" svg:y="5.55394in" svg:width="6.61378in" svg:height="5.26142in" presentation:class="notes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7" presentation:style-name="a645" draw:name="Marcador de encabezado 3" svg:x="0in" svg:y="0in" svg:width="3.5878in" svg:height="0.58425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8" presentation:style-name="a648" draw:name="Marcador de fecha 4" svg:x="4.67953in" svg:y="0in" svg:width="3.5878in" svg:height="0.58425in" presentation:class="date-time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9" presentation:style-name="a651" draw:name="Marcador de pie de página 5" svg:x="0in" svg:y="11.10827in" svg:width="3.5878in" svg:height="0.58425in" presentation:class="foot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0" presentation:style-name="a654" draw:name="Marcador de número de diapositiva 6" svg:x="4.67953in" svg:y="11.10827in" svg:width="3.5878in" svg:height="0.58425in" presentation:class="page-number" presentation:placeholder="false">
          <draw:text-box>
            <text:p text:style-name="a653" text:class-names="" text:cond-style-name=""><text:span text:style-name="a6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Encabezado-de-sección" style:page-layout-name="pageLayout1" draw:style-name="a656">
      <draw:frame draw:id="id84" presentation:style-name="a660" draw:name="Título 1" svg:x="0.75174in" svg:y="2.06076in" svg:width="9.50868in" svg:height="3.43924in" presentation:class="title" presentation:placeholder="false">
        <draw:text-box>
          <text:p text:style-name="a659" text:class-names="" text:cond-style-name=""><text:span text:style-name="a657" text:class-names="">Haga clic para modificar el estilo de título del patrón</text:span><text:span text:style-name="a658" text:class-names=""/></text:p>
        </draw:text-box>
        <svg:title/>
        <svg:desc/>
      </draw:frame>
      <draw:frame draw:id="id85" presentation:style-name="a664" draw:name="Marcador de texto 2" svg:x="0.75174in" svg:y="5.53299in" svg:width="9.50868in" svg:height="1.80729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Haga clic para modificar el estilo de texto del patrón</text:span></text:p>
            </text:list-item>
          </text:list>
        </draw:text-box>
        <svg:title/>
        <svg:desc/>
      </draw:frame>
      <draw:frame draw:id="id86" presentation:style-name="a667" draw:name="Marcador de fecha 3" svg:x="0.55118in" svg:y="7.53189in" svg:width="2.56811in" svg:height="0.57008in" presentation:class="date-time" presentation:placeholder="false">
        <draw:text-box>
          <text:p text:style-name="a666" text:class-names="" text:cond-style-name=""><text:span text:style-name="a665" text:class-names=""/></text:p>
        </draw:text-box>
        <svg:title/>
        <svg:desc/>
      </draw:frame>
      <draw:frame draw:id="id87" presentation:style-name="a670" draw:name="Marcador de pie de página 4" svg:x="3.77008in" svg:y="7.53189in" svg:width="3.49409in" svg:height="0.57008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88" presentation:style-name="a673" draw:name="Marcador de número de diapositiva 5" svg:x="7.90394in" svg:y="7.53189in" svg:width="2.56811in" svg:height="0.57008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/></text:span></text:p>
        </draw:text-box>
        <svg:title/>
        <svg:desc/>
      </draw:frame>
      <presentation:notes style:page-layout-name="pageLayout2" draw:style-name="a690">
        <draw:page-thumbnail svg:x="1.21063in" svg:y="0.88858in" svg:width="5.84567in" svg:height="4.38425in" presentation:class="page" draw:id="id5" presentation:style-name="a674" draw:name="Marcador de imagen de diapositiva 1">
          <svg:title/>
          <svg:desc/>
        </draw:page-thumbnail>
        <draw:frame draw:id="id6" presentation:style-name="a677" draw:name="Marcador de notas 2" svg:x="0.82677in" svg:y="5.55394in" svg:width="6.61378in" svg:height="5.26142in" presentation:class="notes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7" presentation:style-name="a680" draw:name="Marcador de encabezado 3" svg:x="0in" svg:y="0in" svg:width="3.5878in" svg:height="0.58425in" presentation:class="head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8" presentation:style-name="a683" draw:name="Marcador de fecha 4" svg:x="4.67953in" svg:y="0in" svg:width="3.5878in" svg:height="0.58425in" presentation:class="date-time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9" presentation:style-name="a686" draw:name="Marcador de pie de página 5" svg:x="0in" svg:y="11.10827in" svg:width="3.5878in" svg:height="0.58425in" presentation:class="footer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10" presentation:style-name="a689" draw:name="Marcador de número de diapositiva 6" svg:x="4.67953in" svg:y="11.10827in" svg:width="3.5878in" svg:height="0.58425in" presentation:class="page-number" presentation:placeholder="false">
          <draw:text-box>
            <text:p text:style-name="a688" text:class-names="" text:cond-style-name=""><text:span text:style-name="a6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os-objetos" style:page-layout-name="pageLayout1" draw:style-name="a691">
      <draw:frame draw:id="id89" presentation:style-name="a695" draw:name="Título 1" svg:x="0.55118in" svg:y="0.32953in" svg:width="9.92087in" svg:height="1.38031in" presentation:class="title" presentation:placeholder="false">
        <draw:text-box>
          <text:p text:style-name="a694" text:class-names="" text:cond-style-name=""><text:span text:style-name="a692" text:class-names="">Haga clic para modificar el estilo de título del patrón</text:span><text:span text:style-name="a693" text:class-names=""/></text:p>
        </draw:text-box>
        <svg:title/>
        <svg:desc/>
      </draw:frame>
      <draw:frame draw:id="id90" presentation:style-name="a711" draw:name="Marcador de contenido 2" svg:x="0.55035in" svg:y="1.93403in" svg:width="4.87674in" svg:height="5.4566in" presentation:class="object" presentation:placeholder="false">
        <draw:text-box>
          <text:p text:style-name="a697" text:class-names="" text:cond-style-name=""><text:span text:style-name="a696" text:class-names="">Haga clic para modificar el estilo de texto del patrón</text:span></text:p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Segundo nivel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Tercer nivel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list text:style-name="a710">
                            <text:list-item>
                              <text:p text:style-name="a709" text:class-names="" text:cond-style-name=""><text:span text:style-name="a707" text:class-names="">Quinto nivel</text:span><text:span text:style-name="a7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27" draw:name="Marcador de contenido 3" svg:x="5.59375in" svg:y="1.93403in" svg:width="4.87847in" svg:height="5.4566in" presentation:class="object" presentation:placeholder="false">
        <draw:text-box>
          <text:p text:style-name="a713" text:class-names="" text:cond-style-name=""><text:span text:style-name="a712" text:class-names="">Haga clic para modificar el estilo de texto del patrón</text:span></text:p>
          <text:list text:style-name="a716">
            <text:list-item>
              <text:list text:style-name="a716">
                <text:list-item>
                  <text:p text:style-name="a715" text:class-names="" text:cond-style-name=""><text:span text:style-name="a714" text:class-names="">Segundo nivel</text:span></text:p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p text:style-name="a718" text:class-names="" text:cond-style-name=""><text:span text:style-name="a717" text:class-names="">Tercer nivel</text:span></text:p>
                    </text:list-item>
                  </text:list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list text:style-name="a722">
                        <text:list-item>
                          <text:p text:style-name="a721" text:class-names="" text:cond-style-name=""><text:span text:style-name="a72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list text:style-name="a726">
                            <text:list-item>
                              <text:p text:style-name="a725" text:class-names="" text:cond-style-name=""><text:span text:style-name="a723" text:class-names="">Quinto nivel</text:span><text:span text:style-name="a7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30" draw:name="Marcador de fecha 4" svg:x="0.55118in" svg:y="7.53189in" svg:width="2.56811in" svg:height="0.57008in" presentation:class="date-time" presentation:placeholder="false">
        <draw:text-box>
          <text:p text:style-name="a729" text:class-names="" text:cond-style-name=""><text:span text:style-name="a728" text:class-names=""/></text:p>
        </draw:text-box>
        <svg:title/>
        <svg:desc/>
      </draw:frame>
      <draw:frame draw:id="id93" presentation:style-name="a733" draw:name="Marcador de pie de página 5" svg:x="3.77008in" svg:y="7.53189in" svg:width="3.49409in" svg:height="0.5700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94" presentation:style-name="a736" draw:name="Marcador de número de diapositiva 6" svg:x="7.90394in" svg:y="7.53189in" svg:width="2.56811in" svg:height="0.5700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53">
        <draw:page-thumbnail svg:x="1.21063in" svg:y="0.88858in" svg:width="5.84567in" svg:height="4.38425in" presentation:class="page" draw:id="id5" presentation:style-name="a737" draw:name="Marcador de imagen de diapositiva 1">
          <svg:title/>
          <svg:desc/>
        </draw:page-thumbnail>
        <draw:frame draw:id="id6" presentation:style-name="a740" draw:name="Marcador de notas 2" svg:x="0.82677in" svg:y="5.55394in" svg:width="6.61378in" svg:height="5.26142in" presentation:class="notes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7" presentation:style-name="a743" draw:name="Marcador de encabezado 3" svg:x="0in" svg:y="0in" svg:width="3.5878in" svg:height="0.58425in" presentation:class="header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8" presentation:style-name="a746" draw:name="Marcador de fecha 4" svg:x="4.67953in" svg:y="0in" svg:width="3.5878in" svg:height="0.58425in" presentation:class="date-time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9" presentation:style-name="a749" draw:name="Marcador de pie de página 5" svg:x="0in" svg:y="11.10827in" svg:width="3.5878in" svg:height="0.58425in" presentation:class="foot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0" presentation:style-name="a752" draw:name="Marcador de número de diapositiva 6" svg:x="4.67953in" svg:y="11.10827in" svg:width="3.5878in" svg:height="0.58425in" presentation:class="page-number" presentation:placeholder="false">
          <draw:text-box>
            <text:p text:style-name="a751" text:class-names="" text:cond-style-name=""><text:span text:style-name="a7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ción" style:page-layout-name="pageLayout1" draw:style-name="a754">
      <draw:frame draw:id="id95" presentation:style-name="a758" draw:name="Título 1" svg:x="0.75868in" svg:y="0.44097in" svg:width="9.50868in" svg:height="1.59722in" presentation:class="title" presentation:placeholder="false">
        <draw:text-box>
          <text:p text:style-name="a757" text:class-names="" text:cond-style-name=""><text:span text:style-name="a755" text:class-names="">Haga clic para modificar el estilo de título del patrón</text:span><text:span text:style-name="a756" text:class-names=""/></text:p>
        </draw:text-box>
        <svg:title/>
        <svg:desc/>
      </draw:frame>
      <draw:frame draw:id="id96" presentation:style-name="a762" draw:name="Marcador de texto 2" svg:x="0.75868in" svg:y="2.02604in" svg:width="4.66493in" svg:height="0.99306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Haga clic para modificar el estilo de texto del patrón</text:span></text:p>
            </text:list-item>
          </text:list>
        </draw:text-box>
        <svg:title/>
        <svg:desc/>
      </draw:frame>
      <draw:frame draw:id="id97" presentation:style-name="a778" draw:name="Marcador de contenido 3" svg:x="0.75868in" svg:y="3.0191in" svg:width="4.66493in" svg:height="4.44271in" presentation:class="object" presentation:placeholder="false">
        <draw:text-box>
          <text:p text:style-name="a764" text:class-names="" text:cond-style-name=""><text:span text:style-name="a763" text:class-names="">Haga clic para modificar el estilo de texto del patrón</text:span></text:p>
          <text:list text:style-name="a767">
            <text:list-item>
              <text:list text:style-name="a767">
                <text:list-item>
                  <text:p text:style-name="a766" text:class-names="" text:cond-style-name=""><text:span text:style-name="a765" text:class-names="">Segundo nivel</text:span></text:p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p text:style-name="a769" text:class-names="" text:cond-style-name=""><text:span text:style-name="a76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list text:style-name="a773">
                        <text:list-item>
                          <text:p text:style-name="a772" text:class-names="" text:cond-style-name=""><text:span text:style-name="a77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4" text:class-names="">Quinto nivel</text:span><text:span text:style-name="a7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82" draw:name="Marcador de texto 4" svg:x="5.5816in" svg:y="2.02604in" svg:width="4.68576in" svg:height="0.99306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>Haga clic para modificar el estilo de texto del patrón</text:span></text:p>
            </text:list-item>
          </text:list>
        </draw:text-box>
        <svg:title/>
        <svg:desc/>
      </draw:frame>
      <draw:frame draw:id="id99" presentation:style-name="a798" draw:name="Marcador de contenido 5" svg:x="5.5816in" svg:y="3.0191in" svg:width="4.68576in" svg:height="4.44271in" presentation:class="object" presentation:placeholder="false">
        <draw:text-box>
          <text:p text:style-name="a784" text:class-names="" text:cond-style-name=""><text:span text:style-name="a783" text:class-names="">Haga clic para modificar el estilo de texto del patrón</text:span></text:p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gundo nivel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4" text:class-names="">Quinto nivel</text:span><text:span text:style-name="a7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01" draw:name="Marcador de fecha 6" svg:x="0.55118in" svg:y="7.53189in" svg:width="2.56811in" svg:height="0.57008in" presentation:class="date-time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101" presentation:style-name="a804" draw:name="Marcador de pie de página 7" svg:x="3.77008in" svg:y="7.53189in" svg:width="3.49409in" svg:height="0.57008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02" presentation:style-name="a807" draw:name="Marcador de número de diapositiva 8" svg:x="7.90394in" svg:y="7.53189in" svg:width="2.56811in" svg:height="0.57008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/></text:span></text:p>
        </draw:text-box>
        <svg:title/>
        <svg:desc/>
      </draw:frame>
      <presentation:notes style:page-layout-name="pageLayout2" draw:style-name="a824">
        <draw:page-thumbnail svg:x="1.21063in" svg:y="0.88858in" svg:width="5.84567in" svg:height="4.38425in" presentation:class="page" draw:id="id5" presentation:style-name="a808" draw:name="Marcador de imagen de diapositiva 1">
          <svg:title/>
          <svg:desc/>
        </draw:page-thumbnail>
        <draw:frame draw:id="id6" presentation:style-name="a811" draw:name="Marcador de notas 2" svg:x="0.82677in" svg:y="5.55394in" svg:width="6.61378in" svg:height="5.26142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7" presentation:style-name="a814" draw:name="Marcador de encabezado 3" svg:x="0in" svg:y="0in" svg:width="3.5878in" svg:height="0.5842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8" presentation:style-name="a817" draw:name="Marcador de fecha 4" svg:x="4.67953in" svg:y="0in" svg:width="3.5878in" svg:height="0.58425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9" presentation:style-name="a820" draw:name="Marcador de pie de página 5" svg:x="0in" svg:y="11.10827in" svg:width="3.5878in" svg:height="0.5842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0" presentation:style-name="a823" draw:name="Marcador de número de diapositiva 6" svg:x="4.67953in" svg:y="11.10827in" svg:width="3.5878in" svg:height="0.58425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el-título" style:page-layout-name="pageLayout1" draw:style-name="a825">
      <draw:frame draw:id="id103" presentation:style-name="a829" draw:name="Título 1" svg:x="0.55118in" svg:y="0.32953in" svg:width="9.92087in" svg:height="1.38031in" presentation:class="title" presentation:placeholder="false">
        <draw:text-box>
          <text:p text:style-name="a828" text:class-names="" text:cond-style-name=""><text:span text:style-name="a826" text:class-names="">Haga clic para modificar el estilo de título del patrón</text:span><text:span text:style-name="a827" text:class-names=""/></text:p>
        </draw:text-box>
        <svg:title/>
        <svg:desc/>
      </draw:frame>
      <draw:frame draw:id="id104" presentation:style-name="a832" draw:name="Marcador de fecha 2" svg:x="0.55118in" svg:y="7.53189in" svg:width="2.56811in" svg:height="0.57008in" presentation:class="date-time" presentation:placeholder="false">
        <draw:text-box>
          <text:p text:style-name="a831" text:class-names="" text:cond-style-name=""><text:span text:style-name="a830" text:class-names=""/></text:p>
        </draw:text-box>
        <svg:title/>
        <svg:desc/>
      </draw:frame>
      <draw:frame draw:id="id105" presentation:style-name="a835" draw:name="Marcador de pie de página 3" svg:x="3.77008in" svg:y="7.53189in" svg:width="3.49409in" svg:height="0.57008in" presentation:class="footer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106" presentation:style-name="a838" draw:name="Marcador de número de diapositiva 4" svg:x="7.90394in" svg:y="7.53189in" svg:width="2.56811in" svg:height="0.57008in" presentation:class="page-number" presentation:placeholder="false">
        <draw:text-box>
          <text:p text:style-name="a837" text:class-names="" text:cond-style-name=""><text:span text:style-name="a836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page-thumbnail svg:x="1.21063in" svg:y="0.88858in" svg:width="5.84567in" svg:height="4.38425in" presentation:class="page" draw:id="id5" presentation:style-name="a839" draw:name="Marcador de imagen de diapositiva 1">
          <svg:title/>
          <svg:desc/>
        </draw:page-thumbnail>
        <draw:frame draw:id="id6" presentation:style-name="a842" draw:name="Marcador de notas 2" svg:x="0.82677in" svg:y="5.55394in" svg:width="6.61378in" svg:height="5.26142in" presentation:class="notes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7" presentation:style-name="a845" draw:name="Marcador de encabezado 3" svg:x="0in" svg:y="0in" svg:width="3.5878in" svg:height="0.58425in" presentation:class="head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8" presentation:style-name="a848" draw:name="Marcador de fecha 4" svg:x="4.67953in" svg:y="0in" svg:width="3.5878in" svg:height="0.58425in" presentation:class="date-time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9" presentation:style-name="a851" draw:name="Marcador de pie de página 5" svg:x="0in" svg:y="11.10827in" svg:width="3.5878in" svg:height="0.58425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0" presentation:style-name="a854" draw:name="Marcador de número de diapositiva 6" svg:x="4.67953in" svg:y="11.10827in" svg:width="3.5878in" svg:height="0.58425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n-blanco" style:page-layout-name="pageLayout1" draw:style-name="a856">
      <draw:frame draw:id="id107" presentation:style-name="a859" draw:name="Marcador de fecha 1" svg:x="0.55118in" svg:y="7.53189in" svg:width="2.56811in" svg:height="0.57008in" presentation:class="date-time" presentation:placeholder="false">
        <draw:text-box>
          <text:p text:style-name="a858" text:class-names="" text:cond-style-name=""><text:span text:style-name="a857" text:class-names=""/></text:p>
        </draw:text-box>
        <svg:title/>
        <svg:desc/>
      </draw:frame>
      <draw:frame draw:id="id108" presentation:style-name="a862" draw:name="Marcador de pie de página 2" svg:x="3.77008in" svg:y="7.53189in" svg:width="3.49409in" svg:height="0.57008in" presentation:class="footer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109" presentation:style-name="a865" draw:name="Marcador de número de diapositiva 3" svg:x="7.90394in" svg:y="7.53189in" svg:width="2.56811in" svg:height="0.57008in" presentation:class="page-number" presentation:placeholder="false">
        <draw:text-box>
          <text:p text:style-name="a864" text:class-names="" text:cond-style-name=""><text:span text:style-name="a863" text:class-names=""><text:page-number style:num-format="1" text:fixed="false"/></text:span></text:p>
        </draw:text-box>
        <svg:title/>
        <svg:desc/>
      </draw:frame>
      <presentation:notes style:page-layout-name="pageLayout2" draw:style-name="a882">
        <draw:page-thumbnail svg:x="1.21063in" svg:y="0.88858in" svg:width="5.84567in" svg:height="4.38425in" presentation:class="page" draw:id="id5" presentation:style-name="a866" draw:name="Marcador de imagen de diapositiva 1">
          <svg:title/>
          <svg:desc/>
        </draw:page-thumbnail>
        <draw:frame draw:id="id6" presentation:style-name="a869" draw:name="Marcador de notas 2" svg:x="0.82677in" svg:y="5.55394in" svg:width="6.61378in" svg:height="5.26142in" presentation:class="notes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7" presentation:style-name="a872" draw:name="Marcador de encabezado 3" svg:x="0in" svg:y="0in" svg:width="3.5878in" svg:height="0.58425in" presentation:class="head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8" presentation:style-name="a875" draw:name="Marcador de fecha 4" svg:x="4.67953in" svg:y="0in" svg:width="3.5878in" svg:height="0.58425in" presentation:class="date-time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9" presentation:style-name="a878" draw:name="Marcador de pie de página 5" svg:x="0in" svg:y="11.10827in" svg:width="3.5878in" svg:height="0.58425in" presentation:class="foot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10" presentation:style-name="a881" draw:name="Marcador de número de diapositiva 6" svg:x="4.67953in" svg:y="11.10827in" svg:width="3.5878in" svg:height="0.58425in" presentation:class="page-number" presentation:placeholder="false">
          <draw:text-box>
            <text:p text:style-name="a880" text:class-names="" text:cond-style-name=""><text:span text:style-name="a8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ido-con-título" style:page-layout-name="pageLayout1" draw:style-name="a883">
      <draw:frame draw:id="id110" presentation:style-name="a887" draw:name="Título 1" svg:x="0.75868in" svg:y="0.55035in" svg:width="3.55556in" svg:height="1.93056in" presentation:class="title" presentation:placeholder="false">
        <draw:text-box>
          <text:p text:style-name="a886" text:class-names="" text:cond-style-name=""><text:span text:style-name="a884" text:class-names="">Haga clic para modificar el estilo de título del patrón</text:span><text:span text:style-name="a885" text:class-names=""/></text:p>
        </draw:text-box>
        <svg:title/>
        <svg:desc/>
      </draw:frame>
      <draw:frame draw:id="id111" presentation:style-name="a903" draw:name="Marcador de contenido 2" svg:x="4.6875in" svg:y="1.19097in" svg:width="5.57986in" svg:height="5.875in" presentation:class="object" presentation:placeholder="false">
        <draw:text-box>
          <text:p text:style-name="a889" text:class-names="" text:cond-style-name=""><text:span text:style-name="a888" text:class-names="">Haga clic para modificar el estilo de texto del patrón</text:span></text:p>
          <text:list text:style-name="a892">
            <text:list-item>
              <text:list text:style-name="a892">
                <text:list-item>
                  <text:p text:style-name="a891" text:class-names="" text:cond-style-name=""><text:span text:style-name="a890" text:class-names="">Segundo nivel</text:span></text:p>
                </text:list-item>
              </text:list>
            </text:list-item>
          </text:list>
          <text:list text:style-name="a895">
            <text:list-item>
              <text:list text:style-name="a895">
                <text:list-item>
                  <text:list text:style-name="a895">
                    <text:list-item>
                      <text:p text:style-name="a894" text:class-names="" text:cond-style-name=""><text:span text:style-name="a8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p text:style-name="a897" text:class-names="" text:cond-style-name=""><text:span text:style-name="a8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list text:style-name="a902">
                            <text:list-item>
                              <text:p text:style-name="a901" text:class-names="" text:cond-style-name=""><text:span text:style-name="a899" text:class-names="">Quinto nivel</text:span><text:span text:style-name="a9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07" draw:name="Marcador de texto 3" svg:x="0.75868in" svg:y="2.4809in" svg:width="3.55556in" svg:height="4.59375in" presentation:class="outline" presentation:placeholder="false">
        <draw:text-box>
          <text:list text:style-name="a906">
            <text:list-item>
              <text:p text:style-name="a905" text:class-names="" text:cond-style-name=""><text:span text:style-name="a904" text:class-names="">Haga clic para modificar el estilo de texto del patrón</text:span></text:p>
            </text:list-item>
          </text:list>
        </draw:text-box>
        <svg:title/>
        <svg:desc/>
      </draw:frame>
      <draw:frame draw:id="id113" presentation:style-name="a910" draw:name="Marcador de fecha 4" svg:x="0.55118in" svg:y="7.53189in" svg:width="2.56811in" svg:height="0.57008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14" presentation:style-name="a913" draw:name="Marcador de pie de página 5" svg:x="3.77008in" svg:y="7.53189in" svg:width="3.49409in" svg:height="0.5700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15" presentation:style-name="a916" draw:name="Marcador de número de diapositiva 6" svg:x="7.90394in" svg:y="7.53189in" svg:width="2.56811in" svg:height="0.57008in" presentation:class="page-number" presentation:placeholder="false">
        <draw:text-box>
          <text:p text:style-name="a915" text:class-names="" text:cond-style-name=""><text:span text:style-name="a914" text:class-names=""><text:page-number style:num-format="1" text:fixed="false"/></text:span></text:p>
        </draw:text-box>
        <svg:title/>
        <svg:desc/>
      </draw:frame>
      <presentation:notes style:page-layout-name="pageLayout2" draw:style-name="a933">
        <draw:page-thumbnail svg:x="1.21063in" svg:y="0.88858in" svg:width="5.84567in" svg:height="4.38425in" presentation:class="page" draw:id="id5" presentation:style-name="a917" draw:name="Marcador de imagen de diapositiva 1">
          <svg:title/>
          <svg:desc/>
        </draw:page-thumbnail>
        <draw:frame draw:id="id6" presentation:style-name="a920" draw:name="Marcador de notas 2" svg:x="0.82677in" svg:y="5.55394in" svg:width="6.61378in" svg:height="5.26142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7" presentation:style-name="a923" draw:name="Marcador de encabezado 3" svg:x="0in" svg:y="0in" svg:width="3.5878in" svg:height="0.58425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8" presentation:style-name="a926" draw:name="Marcador de fecha 4" svg:x="4.67953in" svg:y="0in" svg:width="3.5878in" svg:height="0.58425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Marcador de pie de página 5" svg:x="0in" svg:y="11.10827in" svg:width="3.5878in" svg:height="0.58425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Marcador de número de diapositiva 6" svg:x="4.67953in" svg:y="11.10827in" svg:width="3.5878in" svg:height="0.58425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n-con-título" style:page-layout-name="pageLayout1" draw:style-name="a934">
      <draw:frame draw:id="id116" presentation:style-name="a938" draw:name="Título 1" svg:x="0.75868in" svg:y="0.55035in" svg:width="3.55556in" svg:height="1.93056in" presentation:class="title" presentation:placeholder="false">
        <draw:text-box>
          <text:p text:style-name="a937" text:class-names="" text:cond-style-name=""><text:span text:style-name="a935" text:class-names="">Haga clic para modificar el estilo de título del patrón</text:span><text:span text:style-name="a936" text:class-names=""/></text:p>
        </draw:text-box>
        <svg:title/>
        <svg:desc/>
      </draw:frame>
      <draw:frame draw:id="id117" presentation:style-name="a941" draw:name="Marcador de posición de imagen 2" svg:x="4.6875in" svg:y="1.19097in" svg:width="5.57986in" svg:height="5.875in" presentation:class="graphic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118" presentation:style-name="a945" draw:name="Marcador de texto 3" svg:x="0.75868in" svg:y="2.4809in" svg:width="3.55556in" svg:height="4.59375in" presentation:class="outline" presentation:placeholder="false">
        <draw:text-box>
          <text:list text:style-name="a944">
            <text:list-item>
              <text:p text:style-name="a943" text:class-names="" text:cond-style-name=""><text:span text:style-name="a942" text:class-names="">Haga clic para modificar el estilo de texto del patrón</text:span></text:p>
            </text:list-item>
          </text:list>
        </draw:text-box>
        <svg:title/>
        <svg:desc/>
      </draw:frame>
      <draw:frame draw:id="id119" presentation:style-name="a948" draw:name="Marcador de fecha 4" svg:x="0.55118in" svg:y="7.53189in" svg:width="2.56811in" svg:height="0.57008in" presentation:class="date-time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20" presentation:style-name="a951" draw:name="Marcador de pie de página 5" svg:x="3.77008in" svg:y="7.53189in" svg:width="3.49409in" svg:height="0.57008in" presentation:class="footer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1" presentation:style-name="a954" draw:name="Marcador de número de diapositiva 6" svg:x="7.90394in" svg:y="7.53189in" svg:width="2.56811in" svg:height="0.57008in" presentation:class="page-number" presentation:placeholder="false">
        <draw:text-box>
          <text:p text:style-name="a953" text:class-names="" text:cond-style-name=""><text:span text:style-name="a952" text:class-names=""><text:page-number style:num-format="1" text:fixed="false"/></text:span></text:p>
        </draw:text-box>
        <svg:title/>
        <svg:desc/>
      </draw:frame>
      <presentation:notes style:page-layout-name="pageLayout2" draw:style-name="a971">
        <draw:page-thumbnail svg:x="1.21063in" svg:y="0.88858in" svg:width="5.84567in" svg:height="4.38425in" presentation:class="page" draw:id="id5" presentation:style-name="a955" draw:name="Marcador de imagen de diapositiva 1">
          <svg:title/>
          <svg:desc/>
        </draw:page-thumbnail>
        <draw:frame draw:id="id6" presentation:style-name="a958" draw:name="Marcador de notas 2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7" presentation:style-name="a961" draw:name="Marcador de encabezado 3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" presentation:style-name="a964" draw:name="Marcador de fecha 4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9" presentation:style-name="a967" draw:name="Marcador de pie de página 5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Marcador de número de diapositiva 6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y-texto-vertical" style:page-layout-name="pageLayout1" draw:style-name="a972">
      <draw:frame draw:id="id122" presentation:style-name="a976" draw:name="Título 1" svg:x="0.55118in" svg:y="0.32953in" svg:width="9.92087in" svg:height="1.38031in" presentation:class="title" presentation:placeholder="false">
        <draw:text-box>
          <text:p text:style-name="a975" text:class-names="" text:cond-style-name=""><text:span text:style-name="a973" text:class-names="">Haga clic para modificar el estilo de título del patrón</text:span><text:span text:style-name="a974" text:class-names=""/></text:p>
        </draw:text-box>
        <svg:title/>
        <svg:desc/>
      </draw:frame>
      <draw:frame draw:id="id123" presentation:style-name="a993" draw:name="Marcador de texto vertical 2" svg:x="0.55118in" svg:y="1.93465in" svg:width="9.92087in" svg:height="5.4563in" presentation:class="outline" presentation:placeholder="false">
        <draw:text-box>
          <text:list text:style-name="a979">
            <text:list-item>
              <text:p text:style-name="a978" text:class-names="" text:cond-style-name=""><text:span text:style-name="a977" text:class-names="">Haga clic para modificar el estilo de texto del patrón</text:span></text:p>
            </text:list-item>
          </text:list>
          <text:list text:style-name="a982">
            <text:list-item>
              <text:list text:style-name="a982">
                <text:list-item>
                  <text:p text:style-name="a981" text:class-names="" text:cond-style-name=""><text:span text:style-name="a980" text:class-names="">Segundo nivel</text:span></text:p>
                </text:list-item>
              </text:list>
            </text:list-item>
          </text:list>
          <text:list text:style-name="a985">
            <text:list-item>
              <text:list text:style-name="a985">
                <text:list-item>
                  <text:list text:style-name="a985">
                    <text:list-item>
                      <text:p text:style-name="a984" text:class-names="" text:cond-style-name=""><text:span text:style-name="a98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list text:style-name="a988">
                        <text:list-item>
                          <text:p text:style-name="a987" text:class-names="" text:cond-style-name=""><text:span text:style-name="a98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2">
            <text:list-item>
              <text:list text:style-name="a992">
                <text:list-item>
                  <text:list text:style-name="a992">
                    <text:list-item>
                      <text:list text:style-name="a992">
                        <text:list-item>
                          <text:list text:style-name="a992">
                            <text:list-item>
                              <text:p text:style-name="a991" text:class-names="" text:cond-style-name=""><text:span text:style-name="a989" text:class-names="">Quinto nivel</text:span><text:span text:style-name="a9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96" draw:name="Marcador de fecha 3" svg:x="0.55118in" svg:y="7.53189in" svg:width="2.56811in" svg:height="0.57008in" presentation:class="date-time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25" presentation:style-name="a999" draw:name="Marcador de pie de página 4" svg:x="3.77008in" svg:y="7.53189in" svg:width="3.49409in" svg:height="0.57008in" presentation:class="footer" presentation:placeholder="false">
        <draw:text-box>
          <text:p text:style-name="a998" text:class-names="" text:cond-style-name=""><text:span text:style-name="a997" text:class-names=""/></text:p>
        </draw:text-box>
        <svg:title/>
        <svg:desc/>
      </draw:frame>
      <draw:frame draw:id="id126" presentation:style-name="a1002" draw:name="Marcador de número de diapositiva 5" svg:x="7.90394in" svg:y="7.53189in" svg:width="2.56811in" svg:height="0.57008in" presentation:class="page-number" presentation:placeholder="false">
        <draw:text-box>
          <text:p text:style-name="a1001" text:class-names="" text:cond-style-name=""><text:span text:style-name="a1000" text:class-names=""><text:page-number style:num-format="1" text:fixed="false"/></text:span></text:p>
        </draw:text-box>
        <svg:title/>
        <svg:desc/>
      </draw:frame>
      <presentation:notes style:page-layout-name="pageLayout2" draw:style-name="a1019">
        <draw:page-thumbnail svg:x="1.21063in" svg:y="0.88858in" svg:width="5.84567in" svg:height="4.38425in" presentation:class="page" draw:id="id5" presentation:style-name="a1003" draw:name="Marcador de imagen de diapositiva 1">
          <svg:title/>
          <svg:desc/>
        </draw:page-thumbnail>
        <draw:frame draw:id="id6" presentation:style-name="a1006" draw:name="Marcador de notas 2" svg:x="0.82677in" svg:y="5.55394in" svg:width="6.61378in" svg:height="5.26142in" presentation:class="notes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7" presentation:style-name="a1009" draw:name="Marcador de encabezado 3" svg:x="0in" svg:y="0in" svg:width="3.5878in" svg:height="0.58425in" presentation:class="header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8" presentation:style-name="a1012" draw:name="Marcador de fecha 4" svg:x="4.67953in" svg:y="0in" svg:width="3.5878in" svg:height="0.58425in" presentation:class="date-time" presentation:placeholder="false">
          <draw:text-box>
            <text:p text:style-name="a1011" text:class-names="" text:cond-style-name=""><text:span text:style-name="a1010" text:class-names=""/></text:p>
          </draw:text-box>
          <svg:title/>
          <svg:desc/>
        </draw:frame>
        <draw:frame draw:id="id9" presentation:style-name="a1015" draw:name="Marcador de pie de página 5" svg:x="0in" svg:y="11.10827in" svg:width="3.5878in" svg:height="0.58425in" presentation:class="footer" presentation:placeholder="false">
          <draw:text-box>
            <text:p text:style-name="a1014" text:class-names="" text:cond-style-name=""><text:span text:style-name="a1013" text:class-names=""/></text:p>
          </draw:text-box>
          <svg:title/>
          <svg:desc/>
        </draw:frame>
        <draw:frame draw:id="id10" presentation:style-name="a1018" draw:name="Marcador de número de diapositiva 6" svg:x="4.67953in" svg:y="11.10827in" svg:width="3.5878in" svg:height="0.58425in" presentation:class="page-number" presentation:placeholder="false">
          <draw:text-box>
            <text:p text:style-name="a1017" text:class-names="" text:cond-style-name=""><text:span text:style-name="a10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ítulo-vertical-y-texto" style:page-layout-name="pageLayout1" draw:style-name="a1020">
      <draw:frame draw:id="id127" presentation:style-name="a1024" draw:name="Título vertical 1" svg:x="7.99306in" svg:y="0.32986in" svg:width="2.47917in" svg:height="7.06076in" presentation:class="title" presentation:placeholder="false">
        <draw:text-box>
          <text:p text:style-name="a1023" text:class-names="" text:cond-style-name=""><text:span text:style-name="a1021" text:class-names="">Haga clic para modificar el estilo de título del patrón</text:span><text:span text:style-name="a1022" text:class-names=""/></text:p>
        </draw:text-box>
        <svg:title/>
        <svg:desc/>
      </draw:frame>
      <draw:frame draw:id="id128" presentation:style-name="a1041" draw:name="Marcador de texto vertical 2" svg:x="0.55035in" svg:y="0.32986in" svg:width="7.27604in" svg:height="7.06076in" presentation:class="outline" presentation:placeholder="false">
        <draw:text-box>
          <text:list text:style-name="a1027">
            <text:list-item>
              <text:p text:style-name="a1026" text:class-names="" text:cond-style-name=""><text:span text:style-name="a1025" text:class-names="">Haga clic para modificar el estilo de texto del patrón</text:span></text:p>
            </text:list-item>
          </text:list>
          <text:list text:style-name="a1030">
            <text:list-item>
              <text:list text:style-name="a1030">
                <text:list-item>
                  <text:p text:style-name="a1029" text:class-names="" text:cond-style-name=""><text:span text:style-name="a1028" text:class-names="">Segundo nivel</text:span></text:p>
                </text:list-item>
              </text:list>
            </text:list-item>
          </text:list>
          <text:list text:style-name="a1033">
            <text:list-item>
              <text:list text:style-name="a1033">
                <text:list-item>
                  <text:list text:style-name="a1033">
                    <text:list-item>
                      <text:p text:style-name="a1032" text:class-names="" text:cond-style-name=""><text:span text:style-name="a103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36">
            <text:list-item>
              <text:list text:style-name="a1036">
                <text:list-item>
                  <text:list text:style-name="a1036">
                    <text:list-item>
                      <text:list text:style-name="a1036">
                        <text:list-item>
                          <text:p text:style-name="a1035" text:class-names="" text:cond-style-name=""><text:span text:style-name="a103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0">
            <text:list-item>
              <text:list text:style-name="a1040">
                <text:list-item>
                  <text:list text:style-name="a1040">
                    <text:list-item>
                      <text:list text:style-name="a1040">
                        <text:list-item>
                          <text:list text:style-name="a1040">
                            <text:list-item>
                              <text:p text:style-name="a1039" text:class-names="" text:cond-style-name=""><text:span text:style-name="a1037" text:class-names="">Quinto nivel</text:span><text:span text:style-name="a10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44" draw:name="Marcador de fecha 3" svg:x="0.55118in" svg:y="7.53189in" svg:width="2.56811in" svg:height="0.57008in" presentation:class="date-time" presentation:placeholder="false">
        <draw:text-box>
          <text:p text:style-name="a1043" text:class-names="" text:cond-style-name=""><text:span text:style-name="a1042" text:class-names=""/></text:p>
        </draw:text-box>
        <svg:title/>
        <svg:desc/>
      </draw:frame>
      <draw:frame draw:id="id130" presentation:style-name="a1047" draw:name="Marcador de pie de página 4" svg:x="3.77008in" svg:y="7.53189in" svg:width="3.49409in" svg:height="0.57008in" presentation:class="footer" presentation:placeholder="false">
        <draw:text-box>
          <text:p text:style-name="a1046" text:class-names="" text:cond-style-name=""><text:span text:style-name="a1045" text:class-names=""/></text:p>
        </draw:text-box>
        <svg:title/>
        <svg:desc/>
      </draw:frame>
      <draw:frame draw:id="id131" presentation:style-name="a1050" draw:name="Marcador de número de diapositiva 5" svg:x="7.90394in" svg:y="7.53189in" svg:width="2.56811in" svg:height="0.57008in" presentation:class="page-number" presentation:placeholder="false">
        <draw:text-box>
          <text:p text:style-name="a1049" text:class-names="" text:cond-style-name=""><text:span text:style-name="a1048" text:class-names=""><text:page-number style:num-format="1" text:fixed="false"/></text:span></text:p>
        </draw:text-box>
        <svg:title/>
        <svg:desc/>
      </draw:frame>
      <presentation:notes style:page-layout-name="pageLayout2" draw:style-name="a1067">
        <draw:page-thumbnail svg:x="1.21063in" svg:y="0.88858in" svg:width="5.84567in" svg:height="4.38425in" presentation:class="page" draw:id="id5" presentation:style-name="a1051" draw:name="Marcador de imagen de diapositiva 1">
          <svg:title/>
          <svg:desc/>
        </draw:page-thumbnail>
        <draw:frame draw:id="id6" presentation:style-name="a1054" draw:name="Marcador de notas 2" svg:x="0.82677in" svg:y="5.55394in" svg:width="6.61378in" svg:height="5.26142in" presentation:class="notes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7" presentation:style-name="a1057" draw:name="Marcador de encabezado 3" svg:x="0in" svg:y="0in" svg:width="3.5878in" svg:height="0.58425in" presentation:class="header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8" presentation:style-name="a1060" draw:name="Marcador de fecha 4" svg:x="4.67953in" svg:y="0in" svg:width="3.5878in" svg:height="0.58425in" presentation:class="date-time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9" presentation:style-name="a1063" draw:name="Marcador de pie de página 5" svg:x="0in" svg:y="11.10827in" svg:width="3.5878in" svg:height="0.58425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0" presentation:style-name="a1066" draw:name="Marcador de número de diapositiva 6" svg:x="4.67953in" svg:y="11.10827in" svg:width="3.5878in" svg:height="0.58425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68">
      <draw:frame draw:id="id132" presentation:style-name="a1071" draw:name="Marcador de encabezado 1" svg:x="0in" svg:y="0in" svg:width="3.5878in" svg:height="0.58425in" presentation:class="header" presentation:placeholder="false">
        <draw:text-box>
          <text:p text:style-name="a1070" text:class-names="" text:cond-style-name=""><text:span text:style-name="a1069" text:class-names=""/></text:p>
        </draw:text-box>
        <svg:title/>
        <svg:desc/>
      </draw:frame>
      <draw:frame draw:id="id133" presentation:style-name="a1074" draw:name="Marcador de fecha 2" svg:x="4.67953in" svg:y="0in" svg:width="3.5878in" svg:height="0.58425in" presentation:class="date-time" presentation:placeholder="false">
        <draw:text-box>
          <text:p text:style-name="a1073" text:class-names="" text:cond-style-name=""><text:span text:style-name="a1072" text:class-names=""/></text:p>
        </draw:text-box>
        <svg:title/>
        <svg:desc/>
      </draw:frame>
      <draw:frame draw:id="id134" presentation:style-name="a1077" draw:name="Marcador de pie de página 3" svg:x="0in" svg:y="11.10827in" svg:width="3.5878in" svg:height="0.58425in" presentation:class="footer" presentation:placeholder="false">
        <draw:text-box>
          <text:p text:style-name="a1076" text:class-names="" text:cond-style-name=""><text:span text:style-name="a1075" text:class-names=""/></text:p>
        </draw:text-box>
        <svg:title/>
        <svg:desc/>
      </draw:frame>
      <draw:frame draw:id="id135" presentation:style-name="a1080" draw:name="Marcador de número de diapositiva 4" svg:x="4.67953in" svg:y="11.10827in" svg:width="3.5878in" svg:height="0.58425in" presentation:class="page-number" presentation:placeholder="false">
        <draw:text-box>
          <text:p text:style-name="a1079" text:class-names="" text:cond-style-name=""><text:span text:style-name="a1078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usuario</meta:initial-creator>
    <dc:creator>usuario</dc:creator>
    <meta:creation-date>2013-09-02T14:19:27Z</meta:creation-date>
    <dc:date>2014-06-06T20:15:42Z</dc:date>
    <meta:editing-cycles>45</meta:editing-cycles>
    <meta:editing-duration>PT127790S</meta:editing-duration>
    <meta:document-statistic meta:paragraph-count="67" meta:word-count="398"/>
  </office:meta>
</office:document-meta>
</file>